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Preformatted_20_Text" style:list-style-name="L1"/>
    <style:style style:name="P3" style:family="paragraph" style:parent-style-name="Preformatted_20_Text" style:list-style-name="L1">
      <style:paragraph-properties fo:margin-left="0in" fo:margin-right="0in" fo:text-indent="0in" style:auto-text-indent="false" style:writing-mode="lr-tb"/>
    </style:style>
    <style:style style:name="P4" style:family="paragraph" style:parent-style-name="Preformatted_20_Text" style:list-style-name="L1">
      <style:paragraph-properties style:writing-mode="lr-tb"/>
    </style:style>
    <style:style style:name="P5" style:family="paragraph" style:parent-style-name="Preformatted_20_Text" style:list-style-name="L1">
      <style:paragraph-properties fo:margin-top="0in" fo:margin-bottom="0.1965in" style:contextual-spacing="false" style:writing-mode="lr-tb"/>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Preformatted_20_Text" style:list-style-name="L3"/>
    <style:style style:name="P13" style:family="paragraph" style:parent-style-name="Preformatted_20_Text" style:list-style-name="L3">
      <style:paragraph-properties fo:margin-left="0in" fo:margin-right="0in" fo:text-indent="0in" style:auto-text-indent="false" style:writing-mode="lr-tb"/>
    </style:style>
    <style:style style:name="P14" style:family="paragraph" style:parent-style-name="Preformatted_20_Text" style:list-style-name="L3">
      <style:paragraph-properties style:writing-mode="lr-tb"/>
    </style:style>
    <style:style style:name="P15" style:family="paragraph" style:parent-style-name="Preformatted_20_Text" style:list-style-name="L3">
      <style:paragraph-properties fo:margin-top="0in" fo:margin-bottom="0.1965in" style:contextual-spacing="false" style:writing-mode="lr-tb"/>
    </style:style>
    <style:style style:name="P16" style:family="paragraph" style:parent-style-name="Text_20_body">
      <style:text-properties officeooo:rsid="0023b70f" officeooo:paragraph-rsid="0023b70f"/>
    </style:style>
    <style:style style:name="P17" style:family="paragraph" style:parent-style-name="Text_20_body">
      <style:text-properties officeooo:paragraph-rsid="00268868"/>
    </style:style>
    <style:style style:name="P18" style:family="paragraph" style:parent-style-name="Text_20_body">
      <style:text-properties officeooo:rsid="00268868" officeooo:paragraph-rsid="00268868"/>
    </style:style>
    <style:style style:name="P19" style:family="paragraph" style:parent-style-name="Heading_20_3">
      <style:text-properties officeooo:rsid="00268868" officeooo:paragraph-rsid="00268868"/>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style:writing-mode="lr-tb"/>
    </style:style>
    <style:style style:name="P25" style:family="paragraph" style:parent-style-name="Preformatted_20_Text">
      <style:paragraph-properties fo:margin-top="0in" fo:margin-bottom="0.1965in" style:contextual-spacing="false" style:writing-mode="lr-tb"/>
    </style:style>
    <style:style style:name="P26" style:family="paragraph" style:parent-style-name="Text_20_body" style:list-style-name="L5"/>
    <style:style style:name="P27" style:family="paragraph" style:parent-style-name="Preformatted_20_Text" style:list-style-name="L5"/>
    <style:style style:name="P2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29" style:family="paragraph" style:parent-style-name="Text_20_body" style:list-style-name="L6"/>
    <style:style style:name="P30" style:family="paragraph" style:parent-style-name="Preformatted_20_Text" style:list-style-name="L6"/>
    <style:style style:name="P31"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32" style:family="paragraph" style:parent-style-name="Text_20_body">
      <style:text-properties officeooo:rsid="002fafbd" officeooo:paragraph-rsid="002fafbd"/>
    </style:style>
    <style:style style:name="P33" style:family="paragraph" style:parent-style-name="Text_20_body">
      <style:text-properties fo:font-size="14pt" fo:font-weight="bold" officeooo:rsid="00268868" officeooo:paragraph-rsid="00268868" style:font-size-asian="14pt" style:font-weight-asian="bold" style:font-size-complex="14pt" style:font-weight-complex="bold"/>
    </style:style>
    <style:style style:name="P34" style:family="paragraph" style:parent-style-name="Preformatted_20_Text">
      <style:paragraph-properties fo:margin-top="0in" fo:margin-bottom="0.1965in" style:contextual-spacing="false"/>
      <style:text-properties officeooo:paragraph-rsid="003295eb"/>
    </style:style>
    <style:style style:name="P35" style:family="paragraph" style:parent-style-name="Preformatted_20_Text">
      <style:paragraph-properties fo:margin-top="0in" fo:margin-bottom="0.1965in" style:contextual-spacing="false"/>
      <style:text-properties officeooo:paragraph-rsid="0032e266"/>
    </style:style>
    <style:style style:name="P36" style:family="paragraph" style:parent-style-name="Text_20_body">
      <style:paragraph-properties fo:margin-top="0in" fo:margin-bottom="0.1965in" style:contextual-spacing="false"/>
      <style:text-properties officeooo:paragraph-rsid="0032e266"/>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text-properties officeooo:rsid="00367f45" officeooo:paragraph-rsid="00367f45"/>
    </style:style>
    <style:style style:name="P42" style:family="paragraph" style:parent-style-name="Text_20_body">
      <style:text-properties officeooo:rsid="0037ebcc" officeooo:paragraph-rsid="0037ebcc"/>
    </style:style>
    <style:style style:name="P43" style:family="paragraph" style:parent-style-name="Preformatted_20_Text">
      <style:paragraph-properties fo:margin-top="0in" fo:margin-bottom="0.1965in" style:contextual-spacing="false"/>
      <style:text-properties fo:font-size="14pt" fo:font-weight="normal" officeooo:rsid="00387596" officeooo:paragraph-rsid="00387596" style:font-size-asian="14pt" style:font-weight-asian="normal" style:font-size-complex="14pt" style:font-weight-complex="normal"/>
    </style:style>
    <style:style style:name="P44" style:family="paragraph" style:parent-style-name="Heading_20_2">
      <style:text-properties officeooo:rsid="00268868" officeooo:paragraph-rsid="00268868"/>
    </style:style>
    <style:style style:name="P45" style:family="paragraph" style:parent-style-name="Heading_20_1">
      <style:text-properties officeooo:rsid="00268868" officeooo:paragraph-rsid="00268868"/>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text-properties officeooo:rsid="003afdfc" officeooo:paragraph-rsid="003afdfc"/>
    </style:style>
    <style:style style:name="P48" style:family="paragraph" style:parent-style-name="Text_20_body">
      <style:text-properties fo:font-weight="bold" officeooo:rsid="003afdfc" officeooo:paragraph-rsid="003afdfc" style:font-weight-asian="bold" style:font-weight-complex="bold"/>
    </style:style>
    <style:style style:name="P49" style:family="paragraph" style:parent-style-name="Text_20_body">
      <style:text-properties officeooo:rsid="00487dfc" officeooo:paragraph-rsid="00487dfc"/>
    </style:style>
    <style:style style:name="P50" style:family="paragraph" style:parent-style-name="Heading_20_2">
      <style:text-properties officeooo:rsid="00487dfc" officeooo:paragraph-rsid="00487dfc"/>
    </style:style>
    <style:style style:name="P51" style:family="paragraph" style:parent-style-name="Text_20_body">
      <style:text-properties officeooo:rsid="003d507d" officeooo:paragraph-rsid="003d507d"/>
    </style:style>
    <style:style style:name="P52" style:family="paragraph" style:parent-style-name="Heading_20_2">
      <style:text-properties officeooo:rsid="003d507d" officeooo:paragraph-rsid="003d507d"/>
    </style:style>
    <style:style style:name="P53" style:family="paragraph" style:parent-style-name="Heading_20_3">
      <style:text-properties officeooo:rsid="003d507d" officeooo:paragraph-rsid="003d507d"/>
    </style:style>
    <style:style style:name="P54" style:family="paragraph" style:parent-style-name="Text_20_body">
      <style:text-properties officeooo:rsid="004bcf46" officeooo:paragraph-rsid="004bcf46"/>
    </style:style>
    <style:style style:name="P55" style:family="paragraph" style:parent-style-name="Heading_20_3">
      <style:paragraph-properties fo:keep-with-next="always"/>
      <style:text-properties officeooo:rsid="003d507d" officeooo:paragraph-rsid="003d507d"/>
    </style:style>
    <style:style style:name="P56" style:family="paragraph" style:parent-style-name="Text_20_body">
      <style:text-properties officeooo:rsid="004e36c3" officeooo:paragraph-rsid="004e36c3"/>
    </style:style>
    <style:style style:name="P57" style:family="paragraph" style:parent-style-name="Heading_20_1">
      <style:text-properties officeooo:rsid="004e36c3" officeooo:paragraph-rsid="004e36c3"/>
    </style:style>
    <style:style style:name="P58" style:family="paragraph" style:parent-style-name="Heading_20_2">
      <style:text-properties officeooo:rsid="004e36c3" officeooo:paragraph-rsid="004e36c3"/>
    </style:style>
    <style:style style:name="P59" style:family="paragraph" style:parent-style-name="Text_20_body" style:list-style-name="L9"/>
    <style:style style:name="P60" style:family="paragraph" style:parent-style-name="Text_20_body" style:list-style-name="L10"/>
    <style:style style:name="P61" style:family="paragraph" style:parent-style-name="Preformatted_20_Text" style:list-style-name="L10">
      <style:paragraph-properties fo:margin-top="0in" fo:margin-bottom="0.1965in" style:contextual-spacing="false"/>
    </style:style>
    <style:style style:name="P62" style:family="paragraph" style:parent-style-name="Text_20_body">
      <style:text-properties officeooo:rsid="004e950e" officeooo:paragraph-rsid="004e950e"/>
    </style:style>
    <style:style style:name="P63" style:family="paragraph" style:parent-style-name="Heading_20_2">
      <style:text-properties officeooo:rsid="004e950e" officeooo:paragraph-rsid="004e950e"/>
    </style:style>
    <style:style style:name="P64" style:family="paragraph" style:parent-style-name="Text_20_body">
      <style:text-properties officeooo:rsid="00520e5d" officeooo:paragraph-rsid="00520e5d"/>
    </style:style>
    <style:style style:name="P65" style:family="paragraph" style:parent-style-name="Heading_20_2">
      <style:text-properties officeooo:rsid="00520e5d" officeooo:paragraph-rsid="00520e5d"/>
    </style:style>
    <style:style style:name="P66" style:family="paragraph" style:parent-style-name="Text_20_body" style:list-style-name="L11"/>
    <style:style style:name="P67" style:family="paragraph" style:parent-style-name="Preformatted_20_Text" style:list-style-name="L11">
      <style:paragraph-properties fo:margin-top="0in" fo:margin-bottom="0.1965in" style:contextual-spacing="false"/>
    </style:style>
    <style:style style:name="P68" style:family="paragraph" style:parent-style-name="Text_20_body" style:list-style-name="L12"/>
    <style:style style:name="P69" style:family="paragraph" style:parent-style-name="Preformatted_20_Text" style:list-style-name="L12">
      <style:paragraph-properties fo:margin-top="0in" fo:margin-bottom="0.1965in" style:contextual-spacing="false"/>
    </style:style>
    <style:style style:name="P70" style:family="paragraph" style:parent-style-name="Preformatted_20_Text">
      <style:paragraph-properties fo:margin-top="0in" fo:margin-bottom="0.1965in" style:contextual-spacing="false"/>
      <style:text-properties officeooo:paragraph-rsid="005ee5d7"/>
    </style:style>
    <style:style style:name="P71" style:family="paragraph" style:parent-style-name="Heading_20_2">
      <style:text-properties officeooo:paragraph-rsid="00653835"/>
    </style:style>
    <style:style style:name="P72" style:family="paragraph" style:parent-style-name="Text_20_body" style:list-style-name="L11">
      <style:text-properties officeooo:paragraph-rsid="00653835"/>
    </style:style>
    <style:style style:name="P73" style:family="paragraph" style:parent-style-name="Preformatted_20_Text" style:list-style-name="L11">
      <style:paragraph-properties fo:margin-top="0in" fo:margin-bottom="0.1965in" style:contextual-spacing="false"/>
      <style:text-properties officeooo:paragraph-rsid="00653835"/>
    </style:style>
    <style:style style:name="T1" style:family="text">
      <style:text-properties style:font-name="Liberation Serif" fo:font-size="14pt" style:font-name-asian="Noto Serif CJK SC" style:font-size-asian="14pt" style:font-name-complex="Noto Sans Devanagari1" style:font-size-complex="14pt"/>
    </style:style>
    <style:style style:name="T2" style:family="text">
      <style:text-properties officeooo:rsid="00268868"/>
    </style:style>
    <style:style style:name="T3" style:family="text">
      <style:text-properties officeooo:rsid="0035f74d"/>
    </style:style>
    <style:style style:name="T4" style:family="text">
      <style:text-properties officeooo:rsid="003295eb"/>
    </style:style>
    <style:style style:name="T5" style:family="text">
      <style:text-properties fo:font-size="12pt" fo:font-weight="bold" officeooo:rsid="0032e266" style:font-size-asian="12pt" style:font-weight-asian="bold" style:font-size-complex="12pt" style:font-weight-complex="bold"/>
    </style:style>
    <style:style style:name="T6" style:family="text">
      <style:text-properties officeooo:rsid="00335525"/>
    </style:style>
    <style:style style:name="T7" style:family="text">
      <style:text-properties officeooo:rsid="0032e266"/>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4cbbee"/>
    </style:style>
    <style:style style:name="T12" style:family="text">
      <style:text-properties style:text-underline-style="solid" style:text-underline-type="double" style:text-underline-width="auto" style:text-underline-color="font-color" officeooo:rsid="0050fccd"/>
    </style:style>
    <style:style style:name="T13" style:family="text">
      <style:text-properties style:text-underline-style="solid" style:text-underline-type="double" style:text-underline-width="auto" style:text-underline-color="font-color"/>
    </style:style>
    <style:style style:name="T14" style:family="text">
      <style:text-properties officeooo:rsid="005ee5d7"/>
    </style:style>
    <style:style style:name="T15" style:family="text">
      <style:text-properties fo:font-weight="bold" style:font-weight-asian="bold" style:font-weight-complex="bold"/>
    </style:style>
    <style:style style:name="T16" style:family="text">
      <style:text-properties officeooo:rsid="0065383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anuary 11, 2025</text:span></text:h>
      <text:h text:style-name="Heading_20_3" text:outline-level="3"><text:span text:style-name="Strong_20_Emphasis">Git Installation and Setup with GitHub</text:span></text:h>
      <text:list text:style-name="L1">
        <text:list-item>
          <text:p text:style-name="P1"><text:span text:style-name="Strong_20_Emphasis">Install Git</text:span>:<text:line-break/>Open the terminal and execute the following commands to install Git and verify the version installed:</text:p>
          <text:p text:style-name="P2">bash</text:p>
          <text:p text:style-name="P2">Copy code</text:p>
          <text:p text:style-name="P3"><text:span text:style-name="Source_20_Text">$ sudo apt update <text:s/></text:span></text:p>
          <text:p text:style-name="P4"><text:span text:style-name="Source_20_Text">$ sudo apt install git <text:s/></text:span></text:p>
          <text:p text:style-name="P5"><text:span text:style-name="Source_20_Text">$ git --version <text:s/></text:span></text:p>
          <text:p text:style-name="P1">Example output:</text:p>
          <text:p text:style-name="P2">Copy code</text:p>
          <text:p text:style-name="P6"><text:span text:style-name="Source_20_Text">git version 2.43.0</text:span></text:p>
        </text:list-item>
      </text:list>
      <text:p text:style-name="Horizontal_20_Line"/>
      <text:h text:style-name="Heading_20_3" text:outline-level="3"><text:span text:style-name="Strong_20_Emphasis">Git SSH Setup with GitHub</text:span></text:h>
      <text:list text:style-name="L2">
        <text:list-item>
          <text:p text:style-name="P7"><text:span text:style-name="Strong_20_Emphasis">Generate a New SSH Key</text:span>:<text:line-break/>Open the terminal and execute the following command:</text:p>
          <text:p text:style-name="P8">bash</text:p>
          <text:p text:style-name="P8">Copy code</text:p>
          <text:p text:style-name="P9"><text:span text:style-name="Source_20_Text">$ ssh-keygen -t ed25519 -C "harshalbhoyar14@example.com" <text:s/></text:span></text:p>
          <text:list>
            <text:list-item>
              <text:p text:style-name="P10">This generates a new public/private SSH key pair.</text:p>
            </text:list-item>
            <text:list-item>
              <text:p text:style-name="P10">When prompted, press <text:span text:style-name="Strong_20_Emphasis">Enter</text:span> to accept the default file location.</text:p>
            </text:list-item>
          </text:list>
        </text:list-item>
        <text:list-item>
          <text:p text:style-name="P7"><text:span text:style-name="Strong_20_Emphasis">Add Your SSH Key to the SSH-Agent</text:span>:</text:p>
          <text:list>
            <text:list-item>
              <text:p text:style-name="P7">Start the SSH agent in the background:</text:p>
              <text:p text:style-name="P8">bash</text:p>
              <text:p text:style-name="P8">Copy code</text:p>
              <text:p text:style-name="P9"><text:span text:style-name="Source_20_Text">$ eval "$(ssh-agent -s)" <text:s/></text:span></text:p>
              <text:p text:style-name="P7">Example output:</text:p>
              <text:p text:style-name="P8">yaml</text:p>
              <text:p text:style-name="P8">Copy code</text:p>
              <text:p text:style-name="P9"><text:span text:style-name="Source_20_Text">Agent pid 7353 <text:s/></text:span></text:p>
            </text:list-item>
            <text:list-item>
              <text:p text:style-name="P7">Add your SSH private key to the SSH agent:</text:p>
              <text:p text:style-name="P8">bash</text:p>
              <text:p text:style-name="P8">Copy code</text:p>
              <text:p text:style-name="P9"><text:span text:style-name="Source_20_Text">$ ssh-add ~/.ssh/id_ed25519 <text:s/></text:span></text:p>
            </text:list-item>
          </text:list>
        </text:list-item>
        <text:list-item>
          <text:p text:style-name="P7"><text:span text:style-name="Strong_20_Emphasis">Copy the SSH Key</text:span>:</text:p>
          <text:list>
            <text:list-item>
              <text:p text:style-name="P7">Open the public SSH key file:</text:p>
              <text:p text:style-name="P8">bash</text:p>
              <text:p text:style-name="P8">Copy code</text:p>
              <text:p text:style-name="P9"><text:span text:style-name="Source_20_Text">$ cat ~/.ssh/id_ed25519.pub <text:s/></text:span></text:p>
            </text:list-item>
            <text:list-item>
              <text:p text:style-name="P10"><text:soft-page-break/>Copy the content displayed.</text:p>
            </text:list-item>
          </text:list>
        </text:list-item>
        <text:list-item>
          <text:p text:style-name="P7"><text:span text:style-name="Strong_20_Emphasis">Add the SSH Key to Your GitHub Account</text:span>:</text:p>
          <text:list>
            <text:list-item>
              <text:p text:style-name="P10">Go to your GitHub account and follow these steps:</text:p>
              <text:list>
                <text:list-item>
                  <text:p text:style-name="P10">Click on your profile picture &gt; <text:span text:style-name="Strong_20_Emphasis">Settings</text:span> &gt; <text:span text:style-name="Strong_20_Emphasis">SSH and GPG Keys</text:span>.</text:p>
                </text:list-item>
                <text:list-item>
                  <text:p text:style-name="P10">Under <text:span text:style-name="Strong_20_Emphasis">SSH Keys</text:span>, click <text:span text:style-name="Strong_20_Emphasis">New SSH Key</text:span>.</text:p>
                </text:list-item>
                <text:list-item>
                  <text:p text:style-name="P10">Provide a title (e.g., "My Laptop SSH Key") and paste the copied key content in the <text:span text:style-name="Strong_20_Emphasis">Key</text:span> field.</text:p>
                </text:list-item>
                <text:list-item>
                  <text:p text:style-name="P7">Click <text:span text:style-name="Strong_20_Emphasis">Add SSH Key</text:span> to save the changes.</text:p>
                </text:list-item>
              </text:list>
            </text:list-item>
          </text:list>
        </text:list-item>
      </text:list>
      <text:p text:style-name="Horizontal_20_Line"/>
      <text:h text:style-name="Heading_20_3" text:outline-level="3"><text:span text:style-name="Strong_20_Emphasis">Setting Up Git</text:span></text:h>
      <text:p text:style-name="Text_20_body">After ensuring Git is installed, configure it with your name and email address to embed your information into each commit:</text:p>
      <text:list text:style-name="L3">
        <text:list-item>
          <text:p text:style-name="P11">Execute the following commands:</text:p>
          <text:p text:style-name="P12">bash</text:p>
          <text:p text:style-name="P12">Copy code</text:p>
          <text:p text:style-name="P13"><text:span text:style-name="Source_20_Text">$ git config --global user.name "Harshal Bhoyar" <text:s/></text:span></text:p>
          <text:p text:style-name="P14"><text:span text:style-name="Source_20_Text">$ git config --global user.email "harshalbhoyar14@gmail.com" <text:s/></text:span></text:p>
          <text:p text:style-name="P15"><text:span text:style-name="Source_20_Text">$ git config --list <text:s/></text:span></text:p>
          <text:p text:style-name="P11">Example output:</text:p>
          <text:p text:style-name="P12">css</text:p>
          <text:p text:style-name="P12">Copy code</text:p>
          <text:p text:style-name="P13"><text:span text:style-name="Source_20_Text">user.name=Harshal Bhoyar <text:s/></text:span></text:p>
          <text:p text:style-name="P15"><text:span text:style-name="Source_20_Text">user.email=harshalbhoyar14@gmail.com <text:s/></text:span></text:p>
        </text:list-item>
      </text:list>
      <text:p text:style-name="Text_20_body">By completing the above steps, your Git and GitHub setup is ready. You can now start creating and managing your repositories!</text:p>
      <text:p text:style-name="Text_20_body"/>
      <text:p text:style-name="P16">=======================================================================</text:p>
      <text:p text:style-name="P17"><text:span text:style-name="Strong_20_Emphasis"><text:span text:style-name="T1">January 12, 2025 </text:span></text:span><text:span text:style-name="T2">:</text:span></text:p>
      <text:p text:style-name="P18"/>
      <text:h text:style-name="P19" text:outline-level="3">Prerequisites to Install Jenkins on Ubuntu 24.04</text:h>
      <text:list text:style-name="L4">
        <text:list-item>
          <text:p text:style-name="P20"><text:span text:style-name="Strong_20_Emphasis">Server Requirements</text:span>:</text:p>
          <text:list>
            <text:list-item>
              <text:p text:style-name="P20">A server running Ubuntu 24.04 OS.</text:p>
            </text:list-item>
            <text:list-item>
              <text:p text:style-name="P20">A user with root or non-root privileges and <text:span text:style-name="Source_20_Text">sudo</text:span> access.</text:p>
            </text:list-item>
            <text:list-item>
              <text:p text:style-name="P21">At least 2 GB of RAM (e.g., NVMe 2 VPS plan).</text:p>
            </text:list-item>
          </text:list>
        </text:list-item>
      </text:list>
      <text:p text:style-name="Horizontal_20_Line"/>
      <text:h text:style-name="Heading_20_3" text:outline-level="3"><text:span text:style-name="Strong_20_Emphasis">Step 1: Update the System</text:span></text:h>
      <text:p text:style-name="Text_20_body">Before installing any software, ensure your system's packages are up-to-date. Run the following command:</text:p>
      <text:p text:style-name="Preformatted_20_Text"><text:soft-page-break/>bash</text:p>
      <text:p text:style-name="Preformatted_20_Text">Copy code</text:p>
      <text:p text:style-name="P22"><text:span text:style-name="Source_20_Text">sudo apt update -y &amp;&amp; sudo apt upgrade -y</text:span></text:p>
      <text:p text:style-name="Horizontal_20_Line"/>
      <text:h text:style-name="Heading_20_3" text:outline-level="3"><text:span text:style-name="Strong_20_Emphasis">Step 2: Install Java</text:span></text:h>
      <text:p text:style-name="Text_20_body">Jenkins requires Java to run. Install Java by executing:</text:p>
      <text:p text:style-name="Preformatted_20_Text">bash</text:p>
      <text:p text:style-name="Preformatted_20_Text">Copy code</text:p>
      <text:p text:style-name="P22"><text:span text:style-name="Source_20_Text">sudo apt install openjdk-21-jdk -y</text:span></text:p>
      <text:p text:style-name="Text_20_body">Once Java is installed, verify the installation using:</text:p>
      <text:p text:style-name="Preformatted_20_Text">bash</text:p>
      <text:p text:style-name="Preformatted_20_Text">Copy code</text:p>
      <text:p text:style-name="P22"><text:span text:style-name="Source_20_Text">java -version</text:span></text:p>
      <text:p text:style-name="Text_20_body">Expected output:</text:p>
      <text:p text:style-name="Preformatted_20_Text">plaintext</text:p>
      <text:p text:style-name="Preformatted_20_Text">Copy code</text:p>
      <text:p text:style-name="P23"><text:span text:style-name="Source_20_Text">root@host:~# java -version</text:span></text:p>
      <text:p text:style-name="P24"><text:span text:style-name="Source_20_Text">openjdk version "21.0.3" 2024-04-16</text:span></text:p>
      <text:p text:style-name="P24"><text:span text:style-name="Source_20_Text">OpenJDK Runtime Environment (build 21.0.3+9-Ubuntu-1ubuntu1)</text:span></text:p>
      <text:p text:style-name="P25"><text:span text:style-name="Source_20_Text">OpenJDK 64-Bit Server VM (build 21.0.3+9-Ubuntu-1ubuntu1, mixed mode, sharing)</text:span></text:p>
      <text:p text:style-name="Horizontal_20_Line"/>
      <text:h text:style-name="Heading_20_3" text:outline-level="3"><text:span text:style-name="Strong_20_Emphasis">Step 3: Add Jenkins GPG Key and Repository</text:span></text:h>
      <text:list text:style-name="L5">
        <text:list-item>
          <text:p text:style-name="P26">Add the Jenkins GPG key:</text:p>
          <text:p text:style-name="P27">bash</text:p>
          <text:p text:style-name="P27">Copy code</text:p>
          <text:p text:style-name="P28"><text:span text:style-name="Source_20_Text">sudo wget -O /usr/share/keyrings/jenkins-keyring.asc https://pkg.jenkins.io/debian-stable/jenkins.io-2023.key</text:span></text:p>
        </text:list-item>
        <text:list-item>
          <text:p text:style-name="P26">Add the Jenkins repository to the sources list:</text:p>
          <text:p text:style-name="P27">bash</text:p>
          <text:p text:style-name="P27">Copy code</text:p>
          <text:p text:style-name="P28"><text:span text:style-name="Source_20_Text">echo "deb [signed-by=/usr/share/keyrings/jenkins-keyring.asc] https://pkg.jenkins.io/debian-stable binary/" | sudo tee /etc/apt/sources.list.d/jenkins.list &gt; /dev/null</text:span></text:p>
        </text:list-item>
        <text:list-item>
          <text:p text:style-name="P26">Update the system package list again:</text:p>
          <text:p text:style-name="P27">bash</text:p>
          <text:p text:style-name="P27">Copy code</text:p>
          <text:p text:style-name="P28"><text:span text:style-name="Source_20_Text">sudo apt update -y</text:span></text:p>
        </text:list-item>
      </text:list>
      <text:p text:style-name="Horizontal_20_Line"/>
      <text:h text:style-name="Heading_20_3" text:outline-level="3"><text:span text:style-name="Strong_20_Emphasis">Step 4: Install Jenkins on Ubuntu 24.04</text:span></text:h>
      <text:list text:style-name="L6">
        <text:list-item>
          <text:p text:style-name="P29">Install Jenkins by running:</text:p>
          <text:p text:style-name="P30">bash</text:p>
          <text:p text:style-name="P30"><text:soft-page-break/>Copy code</text:p>
          <text:p text:style-name="P31"><text:span text:style-name="Source_20_Text">sudo apt install jenkins -y</text:span></text:p>
        </text:list-item>
        <text:list-item>
          <text:p text:style-name="P29">Start and enable the Jenkins service:</text:p>
          <text:p text:style-name="P30">bash</text:p>
          <text:p text:style-name="P30">Copy code</text:p>
          <text:p text:style-name="P31"><text:span text:style-name="Source_20_Text">sudo systemctl start jenkins &amp;&amp; sudo systemctl enable jenkins</text:span></text:p>
        </text:list-item>
        <text:list-item>
          <text:p text:style-name="P29">Check the status of the Jenkins service:</text:p>
          <text:p text:style-name="P30">bash</text:p>
          <text:p text:style-name="P30">Copy code</text:p>
          <text:p text:style-name="P31"><text:span text:style-name="Source_20_Text">sudo systemctl status jenkins</text:span></text:p>
        </text:list-item>
      </text:list>
      <text:p text:style-name="Text_20_body">Expected output:</text:p>
      <text:p text:style-name="Preformatted_20_Text">plaintext</text:p>
      <text:p text:style-name="Preformatted_20_Text">Copy code</text:p>
      <text:p text:style-name="P23"><text:span text:style-name="Source_20_Text">root@host:~# sudo systemctl status jenkins</text:span></text:p>
      <text:p text:style-name="P24"><text:span text:style-name="Source_20_Text">● jenkins.service - Jenkins Continuous Integration Server</text:span></text:p>
      <text:p text:style-name="P24"><text:span text:style-name="Source_20_Text"><text:s text:c="5"/>Loaded: loaded (/usr/lib/systemd/system/jenkins.service; enabled; preset: enabled)</text:span></text:p>
      <text:p text:style-name="P24"><text:span text:style-name="Source_20_Text"><text:s text:c="5"/>Active: active (running) since Tue 2024-06-11 09:39:02 CDT; 15s ago</text:span></text:p>
      <text:p text:style-name="P24"><text:span text:style-name="Source_20_Text"><text:s text:c="3"/>Main PID: 11666 (java)</text:span></text:p>
      <text:p text:style-name="P24"><text:span text:style-name="Source_20_Text"><text:s text:c="6"/>Tasks: 52 (limit: 4613)</text:span></text:p>
      <text:p text:style-name="P24"><text:span text:style-name="Source_20_Text"><text:s text:c="5"/>Memory: 1.1G (peak: 1.2G)</text:span></text:p>
      <text:p text:style-name="P24"><text:span text:style-name="Source_20_Text"><text:s text:c="8"/>CPU: 1min 24.854s</text:span></text:p>
      <text:p text:style-name="P24"><text:span text:style-name="Source_20_Text"><text:s text:c="5"/>CGroup: /system.slice/jenkins.service</text:span></text:p>
      <text:p text:style-name="P25"><text:span text:style-name="Source_20_Text"><text:s text:c="13"/>└─11666 /usr/bin/java -Djava.awt.headless=true -jar /usr/share/java/jenkins.war --webroot=/var/cache/jenkins/war --httpPort=8080</text:span></text:p>
      <text:p text:style-name="Horizontal_20_Line"/>
      <text:p text:style-name="Text_20_body">Jenkins is now installed and running on your server. Access it via your browser at:</text:p>
      <text:p text:style-name="Preformatted_20_Text">arduino</text:p>
      <text:p text:style-name="Preformatted_20_Text">Copy code</text:p>
      <text:p text:style-name="P22"><text:span text:style-name="Source_20_Text">http://&lt;your-server-ip&gt;:8080</text:span></text:p>
      <text:p text:style-name="Text_20_body">Replace <text:span text:style-name="Source_20_Text">&lt;your-server-ip&gt;</text:span> with the actual IP address of your server.</text:p>
      <text:p text:style-name="Text_20_body"/>
      <text:p text:style-name="Text_20_body"/>
      <text:p text:style-name="P32">=======================================================================</text:p>
      <text:p text:style-name="P33">Devops Project Workshop | Devops Project 2 (Udemy) : <text:span text:style-name="T3">(February 15, 2025) :</text:span></text:p>
      <text:p text:style-name="P34"><text:span text:style-name="Source_20_Text"><text:span text:style-name="T4">================================================================================</text:span></text:span></text:p>
      <text:p text:style-name="P35"><text:span text:style-name="Source_20_Text"><text:span text:style-name="T5">Terraform Installation :</text:span></text:span></text:p>
      <text:p text:style-name="P36"><text:span text:style-name="Source_20_Text"><text:span text:style-name="T5">Terraform is an Infrastructure-as-Code (IaC) tool that allows you to manage cloud resources efficiently. Follow these steps to install Terraform on Ubuntu 24.04.</text:span></text:span></text:p>
      <text:p text:style-name="Horizontal_20_Line"/>
      <text:h text:style-name="Heading_20_3" text:outline-level="3"><text:soft-page-break/><text:span text:style-name="Strong_20_Emphasis">Step 1: Update and Upgrade Your System</text:span></text:h>
      <text:p text:style-name="Text_20_body">Before installing Terraform, update your package lists and upgrade existing packages.</text:p>
      <text:p text:style-name="Preformatted_20_Text">bash</text:p>
      <text:p text:style-name="Preformatted_20_Text">CopyEdit</text:p>
      <text:p text:style-name="P22"><text:span text:style-name="Source_20_Text">sudo apt update &amp;&amp; sudo apt upgrade -y</text:span></text:p>
      <text:p text:style-name="Horizontal_20_Line"/>
      <text:h text:style-name="Heading_20_3" text:outline-level="3"><text:span text:style-name="Strong_20_Emphasis">Step 2: Install Required Dependencies</text:span></text:h>
      <text:p text:style-name="Text_20_body">Ensure that <text:span text:style-name="Source_20_Text">curl</text:span> and <text:span text:style-name="Source_20_Text">gnupg</text:span> are installed for fetching and verifying the Terraform package.</text:p>
      <text:p text:style-name="Preformatted_20_Text">bash</text:p>
      <text:p text:style-name="Preformatted_20_Text">CopyEdit</text:p>
      <text:p text:style-name="P22"><text:span text:style-name="Source_20_Text">sudo apt install -y curl gnupg software-properties-common</text:span></text:p>
      <text:p text:style-name="Horizontal_20_Line"/>
      <text:h text:style-name="Heading_20_3" text:outline-level="3"><text:span text:style-name="Strong_20_Emphasis">Step 3: Add the HashiCorp GPG Key</text:span></text:h>
      <text:p text:style-name="Text_20_body">Terraform is provided by HashiCorp, so you need to add their GPG key to verify the package.</text:p>
      <text:p text:style-name="Preformatted_20_Text">bash</text:p>
      <text:p text:style-name="Preformatted_20_Text">CopyEdit</text:p>
      <text:p text:style-name="P22"><text:span text:style-name="Source_20_Text">curl -fsSL https://apt.releases.hashicorp.com/gpg | sudo tee /etc/apt/trusted.gpg.d/hashicorp.asc</text:span></text:p>
      <text:p text:style-name="Horizontal_20_Line"/>
      <text:h text:style-name="Heading_20_3" text:outline-level="3"><text:span text:style-name="Strong_20_Emphasis">Step 4: Add the HashiCorp Repository</text:span></text:h>
      <text:p text:style-name="Text_20_body">Next, add the HashiCorp repository to your system's package sources.</text:p>
      <text:p text:style-name="Preformatted_20_Text">bash</text:p>
      <text:p text:style-name="Preformatted_20_Text">CopyEdit</text:p>
      <text:p text:style-name="P22"><text:span text:style-name="Source_20_Text">sudo add-apt-repository "deb [signed-by=/etc/apt/trusted.gpg.d/hashicorp.asc] https://apt.releases.hashicorp.com $(lsb_release -cs) main"</text:span></text:p>
      <text:p text:style-name="Horizontal_20_Line"/>
      <text:h text:style-name="Heading_20_3" text:outline-level="3"><text:span text:style-name="Strong_20_Emphasis">Step 5: Install Terraform</text:span></text:h>
      <text:p text:style-name="Text_20_body">After adding the repository, update the package lists again and install Terraform.</text:p>
      <text:p text:style-name="Preformatted_20_Text">bash</text:p>
      <text:p text:style-name="Preformatted_20_Text">CopyEdit</text:p>
      <text:p text:style-name="P23"><text:span text:style-name="Source_20_Text">sudo apt update</text:span></text:p>
      <text:p text:style-name="P25"><text:span text:style-name="Source_20_Text">sudo apt install -y terraform</text:span></text:p>
      <text:p text:style-name="Horizontal_20_Line"/>
      <text:h text:style-name="Heading_20_3" text:outline-level="3"><text:span text:style-name="Strong_20_Emphasis">Step 6: Verify the Installation</text:span></text:h>
      <text:p text:style-name="Text_20_body">Check if Terraform is installed correctly by running:</text:p>
      <text:p text:style-name="Preformatted_20_Text">bash</text:p>
      <text:p text:style-name="Preformatted_20_Text">CopyEdit</text:p>
      <text:p text:style-name="P22"><text:span text:style-name="Source_20_Text">terraform -v</text:span></text:p>
      <text:p text:style-name="Text_20_body"><text:soft-page-break/>This should output the installed Terraform version.</text:p>
      <text:p text:style-name="Horizontal_20_Line"/>
      <text:h text:style-name="Heading_20_3" text:outline-level="3"><text:span text:style-name="Strong_20_Emphasis">Step 7: Enable Tab Completion (Optional)</text:span></text:h>
      <text:p text:style-name="Text_20_body">Enable command-line autocompletion for Terraform:</text:p>
      <text:p text:style-name="Preformatted_20_Text">bash</text:p>
      <text:p text:style-name="Preformatted_20_Text">CopyEdit</text:p>
      <text:p text:style-name="P22"><text:span text:style-name="Source_20_Text">terraform -install-autocomplete</text:span></text:p>
      <text:p text:style-name="Horizontal_20_Line"/>
      <text:h text:style-name="Heading_20_3" text:outline-level="3"><text:span text:style-name="Strong_20_Emphasis">Step 8: Initialize Terraform</text:span></text:h>
      <text:p text:style-name="Text_20_body">To verify that Terraform is working, create a new directory and initialize Terraform:</text:p>
      <text:p text:style-name="Preformatted_20_Text">bash</text:p>
      <text:p text:style-name="Preformatted_20_Text">CopyEdit</text:p>
      <text:p text:style-name="P23"><text:span text:style-name="Source_20_Text">mkdir terraform-test &amp;&amp; cd terraform-test</text:span></text:p>
      <text:p text:style-name="P25"><text:span text:style-name="Source_20_Text">terraform init</text:span></text:p>
      <text:p text:style-name="Text_20_body">If this completes successfully, Terraform is installed and ready to use!</text:p>
      <text:p text:style-name="P35"><text:span text:style-name="Source_20_Text"><text:span text:style-name="T6">================================================================================</text:span></text:span><text:span text:style-name="Source_20_Text"><text:span text:style-name="T7"><text:line-break/></text:span></text:span></text:p>
      <text:p text:style-name="P36"><text:span text:style-name="Source_20_Text"><text:span text:style-name="T8">To set up AWS CLI from </text:span></text:span><text:span text:style-name="Source_20_Text"><text:span text:style-name="Strong_20_Emphasis"><text:span text:style-name="T9">creating a user in IAM</text:span></text:span></text:span><text:span text:style-name="Source_20_Text"><text:span text:style-name="T8"> to </text:span></text:span><text:span text:style-name="Source_20_Text"><text:span text:style-name="Strong_20_Emphasis"><text:span text:style-name="T9">configuring everything properly</text:span></text:span></text:span><text:span text:style-name="Source_20_Text"><text:span text:style-name="T8">, follow these detailed steps:</text:span></text:span></text:p>
      <text:p text:style-name="Horizontal_20_Line"/>
      <text:h text:style-name="Heading_20_1" text:outline-level="1"><text:span text:style-name="Strong_20_Emphasis">Step 1: Create an IAM User in AWS Console</text:span></text:h>
      <text:list text:style-name="L7">
        <text:list-item>
          <text:p text:style-name="P37"><text:span text:style-name="Strong_20_Emphasis">Log in to AWS Console</text:span><text:line-break/>Go to <text:a xlink:type="simple" xlink:href="https://aws.amazon.com/console/" office:target-frame-name="_new" xlink:show="replace" text:style-name="Internet_20_link" text:visited-style-name="Visited_20_Internet_20_Link">AWS Management Console</text:a> and sign in.</text:p>
        </text:list-item>
        <text:list-item>
          <text:p text:style-name="P37"><text:span text:style-name="Strong_20_Emphasis">Open IAM (Identity and Access Management)</text:span></text:p>
          <text:list>
            <text:list-item>
              <text:p text:style-name="P38">In the AWS console, search for <text:span text:style-name="Strong_20_Emphasis">IAM</text:span> and open it.</text:p>
            </text:list-item>
          </text:list>
        </text:list-item>
        <text:list-item>
          <text:p text:style-name="P37"><text:span text:style-name="Strong_20_Emphasis">Create a New User</text:span></text:p>
          <text:list>
            <text:list-item>
              <text:p text:style-name="P38">Click on <text:span text:style-name="Strong_20_Emphasis">Users</text:span> &gt; <text:span text:style-name="Strong_20_Emphasis">Add users</text:span>.</text:p>
            </text:list-item>
            <text:list-item>
              <text:p text:style-name="P38">Enter a username (e.g., <text:span text:style-name="Source_20_Text">aws-cli-user</text:span>).</text:p>
            </text:list-item>
            <text:list-item>
              <text:p text:style-name="P38">Under <text:span text:style-name="Strong_20_Emphasis">Access type</text:span>, select:</text:p>
              <text:list>
                <text:list-item>
                  <text:p text:style-name="P38">✅ <text:span text:style-name="Strong_20_Emphasis">Programmatic access</text:span> (Required for AWS CLI access).</text:p>
                </text:list-item>
              </text:list>
            </text:list-item>
          </text:list>
        </text:list-item>
        <text:list-item>
          <text:p text:style-name="P37"><text:span text:style-name="Strong_20_Emphasis">Set Permissions</text:span></text:p>
          <text:list>
            <text:list-item>
              <text:p text:style-name="P38">Choose <text:span text:style-name="Strong_20_Emphasis">Attach policies directly</text:span>.</text:p>
            </text:list-item>
            <text:list-item>
              <text:p text:style-name="P38">Attach the <text:span text:style-name="Strong_20_Emphasis">AdministratorAccess</text:span> policy (or select specific permissions based on your needs).</text:p>
            </text:list-item>
          </text:list>
        </text:list-item>
        <text:list-item>
          <text:p text:style-name="P37"><text:span text:style-name="Strong_20_Emphasis">Review and Create User</text:span></text:p>
          <text:list>
            <text:list-item>
              <text:p text:style-name="P38"><text:soft-page-break/>Click <text:span text:style-name="Strong_20_Emphasis">Create user</text:span>.</text:p>
            </text:list-item>
            <text:list-item>
              <text:p text:style-name="P37">Copy the <text:span text:style-name="Strong_20_Emphasis">Access Key ID</text:span> and <text:span text:style-name="Strong_20_Emphasis">Secret Access Key</text:span> (or download the <text:span text:style-name="Source_20_Text">.csv</text:span> file).</text:p>
            </text:list-item>
          </text:list>
        </text:list-item>
      </text:list>
      <text:p text:style-name="Horizontal_20_Line"/>
      <text:h text:style-name="Heading_20_1" text:outline-level="1"><text:span text:style-name="Strong_20_Emphasis">Step 2: Install AWS CLI on Ubuntu 24.04</text:span></text:h>
      <text:h text:style-name="Heading_20_3" text:outline-level="3"><text:span text:style-name="Strong_20_Emphasis">1. Update System</text:span></text:h>
      <text:p text:style-name="Preformatted_20_Text">sh</text:p>
      <text:p text:style-name="Preformatted_20_Text">CopyEdit</text:p>
      <text:p text:style-name="P22"><text:span text:style-name="Source_20_Text">sudo apt update &amp;&amp; sudo apt upgrade -y</text:span></text:p>
      <text:h text:style-name="Heading_20_3" text:outline-level="3"><text:span text:style-name="Strong_20_Emphasis">2. Install Dependencies</text:span></text:h>
      <text:p text:style-name="Preformatted_20_Text">sh</text:p>
      <text:p text:style-name="Preformatted_20_Text">CopyEdit</text:p>
      <text:p text:style-name="P22"><text:span text:style-name="Source_20_Text">sudo apt install curl unzip -y</text:span></text:p>
      <text:h text:style-name="Heading_20_3" text:outline-level="3"><text:span text:style-name="Strong_20_Emphasis">3. Download AWS CLI v2</text:span></text:h>
      <text:p text:style-name="Preformatted_20_Text">sh</text:p>
      <text:p text:style-name="Preformatted_20_Text">CopyEdit</text:p>
      <text:p text:style-name="P22"><text:span text:style-name="Source_20_Text">curl "https://awscli.amazonaws.com/awscli-exe-linux-x86_64.zip" -o "awscliv2.zip"</text:span></text:p>
      <text:h text:style-name="Heading_20_3" text:outline-level="3"><text:span text:style-name="Strong_20_Emphasis">4. Unzip the Installer</text:span></text:h>
      <text:p text:style-name="Preformatted_20_Text">sh</text:p>
      <text:p text:style-name="Preformatted_20_Text">CopyEdit</text:p>
      <text:p text:style-name="P22"><text:span text:style-name="Source_20_Text">unzip awscliv2.zip</text:span></text:p>
      <text:h text:style-name="Heading_20_3" text:outline-level="3"><text:span text:style-name="Strong_20_Emphasis">5. Install AWS CLI</text:span></text:h>
      <text:p text:style-name="Preformatted_20_Text">sh</text:p>
      <text:p text:style-name="Preformatted_20_Text">CopyEdit</text:p>
      <text:p text:style-name="P22"><text:span text:style-name="Source_20_Text">sudo ./aws/install</text:span></text:p>
      <text:h text:style-name="Heading_20_3" text:outline-level="3"><text:span text:style-name="Strong_20_Emphasis">6. Verify Installation</text:span></text:h>
      <text:p text:style-name="Preformatted_20_Text">sh</text:p>
      <text:p text:style-name="Preformatted_20_Text">CopyEdit</text:p>
      <text:p text:style-name="P22"><text:span text:style-name="Source_20_Text">aws --version</text:span></text:p>
      <text:p text:style-name="Text_20_body">Output should be similar to:</text:p>
      <text:p text:style-name="Preformatted_20_Text">bash</text:p>
      <text:p text:style-name="Preformatted_20_Text">CopyEdit</text:p>
      <text:p text:style-name="P22"><text:span text:style-name="Source_20_Text">aws-cli/2.x.x Python/x.x.x Linux/x86_64</text:span></text:p>
      <text:p text:style-name="Horizontal_20_Line"/>
      <text:h text:style-name="Heading_20_1" text:outline-level="1"><text:soft-page-break/><text:span text:style-name="Strong_20_Emphasis">Step 3: Configure AWS CLI</text:span></text:h>
      <text:p text:style-name="Text_20_body">Now, configure AWS CLI using the IAM credentials.</text:p>
      <text:h text:style-name="Heading_20_3" text:outline-level="3"><text:span text:style-name="Strong_20_Emphasis">1. Run AWS Configure Command</text:span></text:h>
      <text:p text:style-name="Preformatted_20_Text">sh</text:p>
      <text:p text:style-name="Preformatted_20_Text">CopyEdit</text:p>
      <text:p text:style-name="P22"><text:span text:style-name="Source_20_Text">aws configure</text:span></text:p>
      <text:p text:style-name="Text_20_body">It will ask for:</text:p>
      <text:list text:style-name="L8">
        <text:list-item>
          <text:p text:style-name="P39"><text:span text:style-name="Strong_20_Emphasis">AWS Access Key ID</text:span>: (Paste from IAM)</text:p>
        </text:list-item>
        <text:list-item>
          <text:p text:style-name="P39"><text:span text:style-name="Strong_20_Emphasis">AWS Secret Access Key</text:span>: (Paste from IAM)</text:p>
        </text:list-item>
        <text:list-item>
          <text:p text:style-name="P39"><text:span text:style-name="Strong_20_Emphasis">Default region name</text:span>: (e.g., <text:span text:style-name="Source_20_Text">us-east-1</text:span> or <text:span text:style-name="Source_20_Text">ap-south-1</text:span>)</text:p>
        </text:list-item>
        <text:list-item>
          <text:p text:style-name="P40"><text:span text:style-name="Strong_20_Emphasis">Default output format</text:span>: (<text:span text:style-name="Source_20_Text">json</text:span>, <text:span text:style-name="Source_20_Text">table</text:span>, or <text:span text:style-name="Source_20_Text">text</text:span>)</text:p>
        </text:list-item>
      </text:list>
      <text:p text:style-name="Horizontal_20_Line"/>
      <text:h text:style-name="Heading_20_1" text:outline-level="1"><text:span text:style-name="Strong_20_Emphasis">Step 4: Verify AWS CLI Setup</text:span></text:h>
      <text:p text:style-name="Text_20_body">Run the following command to check if AWS CLI is working:</text:p>
      <text:p text:style-name="Preformatted_20_Text">sh</text:p>
      <text:p text:style-name="Preformatted_20_Text">CopyEdit</text:p>
      <text:p text:style-name="P22"><text:span text:style-name="Source_20_Text">aws s3 ls</text:span></text:p>
      <text:p text:style-name="Text_20_body">If configured correctly, it will list your S3 buckets (if any exist).</text:p>
      <text:p text:style-name="Horizontal_20_Line"/>
      <text:h text:style-name="Heading_20_1" text:outline-level="1"><text:span text:style-name="Strong_20_Emphasis">Step 5: Additional AWS CLI Setup (Optional)</text:span></text:h>
      <text:h text:style-name="Heading_20_3" text:outline-level="3"><text:span text:style-name="Strong_20_Emphasis">1. Create a Named Profile</text:span></text:h>
      <text:p text:style-name="Text_20_body">If you want to manage multiple AWS accounts, create a profile:</text:p>
      <text:p text:style-name="Preformatted_20_Text">sh</text:p>
      <text:p text:style-name="Preformatted_20_Text">CopyEdit</text:p>
      <text:p text:style-name="P22"><text:span text:style-name="Source_20_Text">aws configure --profile my-profile</text:span></text:p>
      <text:p text:style-name="Text_20_body">Use the profile with commands:</text:p>
      <text:p text:style-name="Preformatted_20_Text">sh</text:p>
      <text:p text:style-name="Preformatted_20_Text">CopyEdit</text:p>
      <text:p text:style-name="P22"><text:span text:style-name="Source_20_Text">aws s3 ls --profile my-profile</text:span></text:p>
      <text:h text:style-name="Heading_20_3" text:outline-level="3"><text:span text:style-name="Strong_20_Emphasis">2. Check IAM User Details</text:span></text:h>
      <text:p text:style-name="Preformatted_20_Text">sh</text:p>
      <text:p text:style-name="Preformatted_20_Text">CopyEdit</text:p>
      <text:p text:style-name="P22"><text:span text:style-name="Source_20_Text">aws sts get-caller-identity</text:span></text:p>
      <text:p text:style-name="Text_20_body">This will return the <text:span text:style-name="Strong_20_Emphasis">AWS Account ID, IAM User ARN, and User ID</text:span>.</text:p>
      <text:h text:style-name="Heading_20_3" text:outline-level="3"><text:soft-page-break/><text:span text:style-name="Strong_20_Emphasis">3. List All Available AWS Services</text:span></text:h>
      <text:p text:style-name="Preformatted_20_Text">sh</text:p>
      <text:p text:style-name="Preformatted_20_Text">CopyEdit</text:p>
      <text:p text:style-name="P22"><text:span text:style-name="Source_20_Text">aws service-quotas list-services</text:span></text:p>
      <text:h text:style-name="Heading_20_3" text:outline-level="3"><text:span text:style-name="Strong_20_Emphasis">4. Check Configured Region</text:span></text:h>
      <text:p text:style-name="Preformatted_20_Text">sh</text:p>
      <text:p text:style-name="Preformatted_20_Text">CopyEdit</text:p>
      <text:p text:style-name="P22"><text:span text:style-name="Source_20_Text">aws configure get region</text:span></text:p>
      <text:p text:style-name="P36"><text:span text:style-name="Source_20_Text"><text:span text:style-name="T8"/></text:span></text:p>
      <text:p text:style-name="P41">=======================================================================</text:p>
      <text:p text:style-name="P41"/>
      <text:p text:style-name="P42"><text:span text:style-name="T10">Create EC2 instance via Terraform :</text:span><text:line-break/></text:p>
      <text:p text:style-name="P43">create a file name with v1-EC2.tf and add below code :</text:p>
      <text:p text:style-name="P43"/>
      <text:p text:style-name="P43">V1-EC2.tf :</text:p>
      <text:h text:style-name="P44" text:outline-level="2"># Configure the AWS Provider</text:h>
      <text:p text:style-name="P18">terraform {</text:p>
      <text:p text:style-name="P18"><text:s text:c="2"/>required_providers {</text:p>
      <text:p text:style-name="P18"><text:s text:c="4"/>aws = {</text:p>
      <text:p text:style-name="P18"><text:s text:c="6"/>source = "hashicorp/aws"</text:p>
      <text:p text:style-name="P18"><text:s text:c="4"/>}</text:p>
      <text:p text:style-name="P18"><text:s text:c="2"/>}</text:p>
      <text:p text:style-name="P18">}</text:p>
      <text:p text:style-name="P18"/>
      <text:p text:style-name="P18"/>
      <text:p text:style-name="P18"/>
      <text:p text:style-name="P18"/>
      <text:p text:style-name="P18">provider "aws" {</text:p>
      <text:p text:style-name="P18"><text:s text:c="2"/># Specifies the desired AWS region for resource provisioning dcdddv </text:p>
      <text:p text:style-name="P18"><text:s text:c="2"/>region = "us-east-1"</text:p>
      <text:p text:style-name="P18"><text:soft-page-break/>}</text:p>
      <text:p text:style-name="P18"/>
      <text:p text:style-name="P18"/>
      <text:p text:style-name="P18">resource "aws_instance" "demo-server" {</text:p>
      <text:p text:style-name="P18"><text:s text:c="2"/>ami <text:s text:c="12"/>= "ami-04b4f1a9cf54c11d0"</text:p>
      <text:p text:style-name="P18"><text:s text:c="2"/>instance_type <text:s text:c="2"/>= "t2.micro"</text:p>
      <text:p text:style-name="P18"><text:s text:c="2"/>key_name <text:s text:c="7"/>= "dpp"</text:p>
      <text:p text:style-name="P18"><text:s text:c="2"/>security_groups = [aws_security_group.terraform-security-group.name]</text:p>
      <text:p text:style-name="P18"><text:s text:c="2"/>tags = {</text:p>
      <text:p text:style-name="P18"><text:s text:c="4"/>Name = "terraform-ec2"</text:p>
      <text:p text:style-name="P18"><text:s text:c="2"/>}</text:p>
      <text:p text:style-name="P18">}</text:p>
      <text:p text:style-name="P18"/>
      <text:p text:style-name="P18"/>
      <text:p text:style-name="P18">resource "aws_security_group" "terraform-security-group" {</text:p>
      <text:p text:style-name="P18"><text:s text:c="2"/>name = "terraform-security-group"</text:p>
      <text:p text:style-name="P18"/>
      <text:p text:style-name="P18"><text:s text:c="2"/>#Incoming traffic</text:p>
      <text:p text:style-name="P18"><text:s text:c="2"/>ingress {</text:p>
      <text:p text:style-name="P18"><text:s text:c="4"/>from_port <text:s text:c="2"/>= 22</text:p>
      <text:p text:style-name="P18"><text:s text:c="4"/>to_port <text:s text:c="4"/>= 22</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text:soft-page-break/></text:p>
      <text:p text:style-name="P18"><text:s text:c="2"/>#Incoming traffic</text:p>
      <text:p text:style-name="P18"><text:s text:c="2"/>ingress {</text:p>
      <text:p text:style-name="P18"><text:s text:c="4"/>from_port <text:s text:c="2"/>= 80</text:p>
      <text:p text:style-name="P18"><text:s text:c="4"/>to_port <text:s text:c="4"/>= 80</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
      <text:p text:style-name="P18"><text:s text:c="2"/>tags = {</text:p>
      <text:p text:style-name="P18"><text:s text:c="4"/>Name = "terraform-security-group"</text:p>
      <text:p text:style-name="P18"><text:s text:c="2"/>}</text:p>
      <text:p text:style-name="P18"/>
      <text:p text:style-name="P18">}</text:p>
      <text:p text:style-name="P18"/>
      <text:p text:style-name="P18"/>
      <text:h text:style-name="P45" text:outline-level="1"><text:soft-page-break/>Step-by-Step Guide to Creating and Configuring an AWS EC2 Instance with Terraform</text:h>
      <text:h text:style-name="Heading_20_2" text:outline-level="2">Introduction</text:h>
      <text:p text:style-name="Text_20_body">This guide provides a step-by-step approach to creating and configuring an AWS EC2 instance using Terraform. It includes setting up the provider, defining network resources, and provisioning an EC2 instance.</text:p>
      <text:h text:style-name="Heading_20_2" text:outline-level="2">Step 1: Create a Terraform Configuration File</text:h>
      <text:p text:style-name="Text_20_body">Create a file named <text:span text:style-name="Source_20_Text">V2-EC2.tf</text:span> and add the following content.</text:p>
      <text:h text:style-name="Heading_20_2" text:outline-level="2">Step 2: Configure the AWS Provider</text:h>
      <text:p text:style-name="Text_20_body">Define the required provider and specify the AWS region for resource provisioning.</text:p>
      <text:p text:style-name="Preformatted_20_Text"><text:span text:style-name="Source_20_Text">terraform {</text:span></text:p>
      <text:p text:style-name="Preformatted_20_Text"><text:span text:style-name="Source_20_Text"><text:s text:c="2"/>required_providers {</text:span></text:p>
      <text:p text:style-name="Preformatted_20_Text"><text:span text:style-name="Source_20_Text"><text:s text:c="4"/>aws = {</text:span></text:p>
      <text:p text:style-name="Preformatted_20_Text"><text:span text:style-name="Source_20_Text"><text:s text:c="6"/>source = "hashicorp/aw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provider "aws" {</text:span></text:p>
      <text:p text:style-name="Preformatted_20_Text"><text:span text:style-name="Source_20_Text"><text:s text:c="2"/>region = "us-east-1"</text:span></text:p>
      <text:p text:style-name="P46"><text:span text:style-name="Source_20_Text">}</text:span></text:p>
      <text:h text:style-name="Heading_20_2" text:outline-level="2">Step 3: Define the AWS EC2 Instance</text:h>
      <text:p text:style-name="Text_20_body">Define the AWS EC2 instance along with its security group, key pair, and subnet.</text:p>
      <text:p text:style-name="Preformatted_20_Text"><text:span text:style-name="Source_20_Text">resource "aws_instance" "demo-server" {</text:span></text:p>
      <text:p text:style-name="Preformatted_20_Text"><text:span text:style-name="Source_20_Text"><text:s text:c="2"/>ami <text:s text:c="19"/>= "ami-04b4f1a9cf54c11d0"</text:span></text:p>
      <text:p text:style-name="Preformatted_20_Text"><text:span text:style-name="Source_20_Text"><text:s text:c="2"/>instance_type <text:s text:c="9"/>= "t2.micro"</text:span></text:p>
      <text:p text:style-name="Preformatted_20_Text"><text:span text:style-name="Source_20_Text"><text:s text:c="2"/>key_name <text:s text:c="14"/>= "dpp"</text:span></text:p>
      <text:p text:style-name="Preformatted_20_Text"><text:span text:style-name="Source_20_Text"><text:s text:c="2"/>vpc_security_group_ids = [aws_security_group.demo-sg.id]</text:span></text:p>
      <text:p text:style-name="Preformatted_20_Text"><text:span text:style-name="Source_20_Text"><text:s text:c="2"/>subnet_id <text:s text:c="13"/>= aws_subnet.dpp-public-subnet-01.id</text:span></text:p>
      <text:p text:style-name="Preformatted_20_Text"><text:span text:style-name="Source_20_Text"><text:s text:c="2"/>for_each = toset(["jenkins-master", "build-slave", "ansible"])</text:span></text:p>
      <text:p text:style-name="Preformatted_20_Text"><text:span text:style-name="Source_20_Text"><text:s text:c="2"/>tags = {</text:span></text:p>
      <text:p text:style-name="Preformatted_20_Text"><text:span text:style-name="Source_20_Text"><text:s text:c="4"/>Name = "${each.key}"</text:span></text:p>
      <text:p text:style-name="Preformatted_20_Text"><text:span text:style-name="Source_20_Text"><text:s text:c="2"/>}</text:span></text:p>
      <text:p text:style-name="P46"><text:span text:style-name="Source_20_Text">}</text:span></text:p>
      <text:h text:style-name="Heading_20_2" text:outline-level="2">Step 4: Create a Security Group</text:h>
      <text:p text:style-name="Text_20_body">Define a security group that allows SSH and HTTP access.</text:p>
      <text:p text:style-name="Preformatted_20_Text"><text:span text:style-name="Source_20_Text">resource "aws_security_group" "demo-sg" {</text:span></text:p>
      <text:p text:style-name="Preformatted_20_Text"><text:span text:style-name="Source_20_Text"><text:s text:c="2"/>name <text:s text:c="7"/>= "demo-sg"</text:span></text:p>
      <text:p text:style-name="Preformatted_20_Text"><text:soft-page-break/><text:span text:style-name="Source_20_Text"><text:s text:c="2"/>description = "SSH Access"</text:span></text:p>
      <text:p text:style-name="Preformatted_20_Text"><text:span text:style-name="Source_20_Text"><text:s text:c="2"/>vpc_id <text:s text:c="5"/>= aws_vpc.dpp-vpc.id</text:span></text:p>
      <text:p text:style-name="Preformatted_20_Text"/>
      <text:p text:style-name="Preformatted_20_Text"><text:span text:style-name="Source_20_Text"><text:s text:c="2"/>ingress {</text:span></text:p>
      <text:p text:style-name="Preformatted_20_Text"><text:span text:style-name="Source_20_Text"><text:s text:c="4"/>from_port <text:s text:c="2"/>= 22</text:span></text:p>
      <text:p text:style-name="Preformatted_20_Text"><text:span text:style-name="Source_20_Text"><text:s text:c="4"/>to_port <text:s text:c="4"/>= 22</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ingress {</text:span></text:p>
      <text:p text:style-name="Preformatted_20_Text"><text:span text:style-name="Source_20_Text"><text:s text:c="4"/>from_port <text:s text:c="2"/>= 80</text:span></text:p>
      <text:p text:style-name="Preformatted_20_Text"><text:span text:style-name="Source_20_Text"><text:s text:c="4"/>to_port <text:s text:c="4"/>= 80</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egress {</text:span></text:p>
      <text:p text:style-name="Preformatted_20_Text"><text:span text:style-name="Source_20_Text"><text:s text:c="4"/>from_port <text:s text:c="2"/>= 0</text:span></text:p>
      <text:p text:style-name="Preformatted_20_Text"><text:span text:style-name="Source_20_Text"><text:s text:c="4"/>to_port <text:s text:c="4"/>= 0</text:span></text:p>
      <text:p text:style-name="Preformatted_20_Text"><text:span text:style-name="Source_20_Text"><text:s text:c="4"/>protocol <text:s text:c="3"/>= "-1"</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tags = {</text:span></text:p>
      <text:p text:style-name="Preformatted_20_Text"><text:span text:style-name="Source_20_Text"><text:s text:c="4"/>Name = "ssh-prot"</text:span></text:p>
      <text:p text:style-name="Preformatted_20_Text"><text:span text:style-name="Source_20_Text"><text:s text:c="2"/>}</text:span></text:p>
      <text:p text:style-name="P46"><text:span text:style-name="Source_20_Text">}</text:span></text:p>
      <text:h text:style-name="Heading_20_2" text:outline-level="2">Step 5: Create a Virtual Private Cloud (VPC)</text:h>
      <text:p text:style-name="Text_20_body">Define a VPC with a specific CIDR block.</text:p>
      <text:p text:style-name="Preformatted_20_Text"><text:span text:style-name="Source_20_Text">resource "aws_vpc" "dpp-vpc" {</text:span></text:p>
      <text:p text:style-name="Preformatted_20_Text"><text:span text:style-name="Source_20_Text"><text:s text:c="2"/>cidr_block = "10.1.0.0/16"</text:span></text:p>
      <text:p text:style-name="Preformatted_20_Text"><text:span text:style-name="Source_20_Text"><text:s text:c="2"/>tags = {</text:span></text:p>
      <text:p text:style-name="Preformatted_20_Text"><text:span text:style-name="Source_20_Text"><text:s text:c="4"/>Name = "dpp-vpc"</text:span></text:p>
      <text:p text:style-name="Preformatted_20_Text"><text:span text:style-name="Source_20_Text"><text:s text:c="2"/>}</text:span></text:p>
      <text:p text:style-name="P46"><text:span text:style-name="Source_20_Text">}</text:span></text:p>
      <text:h text:style-name="Heading_20_2" text:outline-level="2">Step 6: Create Public Subnets</text:h>
      <text:p text:style-name="Text_20_body">Define two public subnets in different availability zones.</text:p>
      <text:p text:style-name="Preformatted_20_Text"><text:span text:style-name="Source_20_Text">resource "aws_subnet" "dpp-public-subnet-01" {</text:span></text:p>
      <text:p text:style-name="Preformatted_20_Text"><text:span text:style-name="Source_20_Text"><text:s text:c="2"/>vpc_id <text:s text:c="17"/>= aws_vpc.dpp-vpc.id</text:span></text:p>
      <text:p text:style-name="Preformatted_20_Text"><text:span text:style-name="Source_20_Text"><text:s text:c="2"/>cidr_block <text:s text:c="13"/>= "10.1.1.0/24"</text:span></text:p>
      <text:p text:style-name="Preformatted_20_Text"><text:span text:style-name="Source_20_Text"><text:s text:c="2"/>map_public_ip_on_launch = "true"</text:span></text:p>
      <text:p text:style-name="Preformatted_20_Text"><text:span text:style-name="Source_20_Text"><text:s text:c="2"/>availability_zone <text:s text:c="6"/>= "us-east-1a"</text:span></text:p>
      <text:p text:style-name="Preformatted_20_Text"><text:span text:style-name="Source_20_Text"><text:s text:c="2"/>tags = {</text:span></text:p>
      <text:p text:style-name="Preformatted_20_Text"><text:span text:style-name="Source_20_Text"><text:s text:c="4"/>Name = "dpp-public-subnet-0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source "aws_subnet" "dpp-public-subnet-02" {</text:span></text:p>
      <text:p text:style-name="Preformatted_20_Text"><text:span text:style-name="Source_20_Text"><text:s text:c="2"/>vpc_id <text:s text:c="17"/>= aws_vpc.dpp-vpc.id</text:span></text:p>
      <text:p text:style-name="Preformatted_20_Text"><text:span text:style-name="Source_20_Text"><text:s text:c="2"/>cidr_block <text:s text:c="13"/>= "10.1.2.0/24"</text:span></text:p>
      <text:p text:style-name="Preformatted_20_Text"><text:span text:style-name="Source_20_Text"><text:s text:c="2"/>map_public_ip_on_launch = "true"</text:span></text:p>
      <text:p text:style-name="Preformatted_20_Text"><text:span text:style-name="Source_20_Text"><text:s text:c="2"/>availability_zone <text:s text:c="6"/>= "us-east-1b"</text:span></text:p>
      <text:p text:style-name="Preformatted_20_Text"><text:span text:style-name="Source_20_Text"><text:s text:c="2"/>tags = {</text:span></text:p>
      <text:p text:style-name="Preformatted_20_Text"><text:span text:style-name="Source_20_Text"><text:s text:c="4"/>Name = "dpp-public-subnet-02"</text:span></text:p>
      <text:p text:style-name="Preformatted_20_Text"><text:soft-page-break/><text:span text:style-name="Source_20_Text"><text:s text:c="2"/>}</text:span></text:p>
      <text:p text:style-name="P46"><text:span text:style-name="Source_20_Text">}</text:span></text:p>
      <text:h text:style-name="Heading_20_2" text:outline-level="2">Step 7: Create an Internet Gateway</text:h>
      <text:p text:style-name="Text_20_body">Attach an internet gateway to the VPC.</text:p>
      <text:p text:style-name="Preformatted_20_Text"><text:span text:style-name="Source_20_Text">resource "aws_internet_gateway" "dpp-igw" {</text:span></text:p>
      <text:p text:style-name="Preformatted_20_Text"><text:span text:style-name="Source_20_Text"><text:s text:c="2"/>vpc_id = aws_vpc.dpp-vpc.id</text:span></text:p>
      <text:p text:style-name="Preformatted_20_Text"><text:span text:style-name="Source_20_Text"><text:s text:c="2"/>tags = {</text:span></text:p>
      <text:p text:style-name="Preformatted_20_Text"><text:span text:style-name="Source_20_Text"><text:s text:c="4"/>Name = "dpp-igw"</text:span></text:p>
      <text:p text:style-name="Preformatted_20_Text"><text:span text:style-name="Source_20_Text"><text:s text:c="2"/>}</text:span></text:p>
      <text:p text:style-name="P46"><text:span text:style-name="Source_20_Text">}</text:span></text:p>
      <text:h text:style-name="Heading_20_2" text:outline-level="2">Step 8: Create a Route Table</text:h>
      <text:p text:style-name="Text_20_body">Define a route table to allow internet access for public subnets.</text:p>
      <text:p text:style-name="Preformatted_20_Text"><text:span text:style-name="Source_20_Text">resource "aws_route_table" "dpp-public-rt" {</text:span></text:p>
      <text:p text:style-name="Preformatted_20_Text"><text:span text:style-name="Source_20_Text"><text:s text:c="2"/>vpc_id = aws_vpc.dpp-vpc.id</text:span></text:p>
      <text:p text:style-name="Preformatted_20_Text"><text:span text:style-name="Source_20_Text"><text:s text:c="2"/>route {</text:span></text:p>
      <text:p text:style-name="Preformatted_20_Text"><text:span text:style-name="Source_20_Text"><text:s text:c="4"/>cidr_block = "0.0.0.0/0"</text:span></text:p>
      <text:p text:style-name="Preformatted_20_Text"><text:span text:style-name="Source_20_Text"><text:s text:c="4"/>gateway_id = aws_internet_gateway.dpp-igw.id</text:span></text:p>
      <text:p text:style-name="Preformatted_20_Text"><text:span text:style-name="Source_20_Text"><text:s text:c="2"/>}</text:span></text:p>
      <text:p text:style-name="P46"><text:span text:style-name="Source_20_Text">}</text:span></text:p>
      <text:h text:style-name="Heading_20_2" text:outline-level="2">Step 9: Associate Route Table with Subnets</text:h>
      <text:p text:style-name="Text_20_body">Associate the route table with the public subnets to enable internet access.</text:p>
      <text:p text:style-name="Preformatted_20_Text"><text:span text:style-name="Source_20_Text">resource "aws_route_table_association" "dpp-rta-public-subnet-01" {</text:span></text:p>
      <text:p text:style-name="Preformatted_20_Text"><text:span text:style-name="Source_20_Text"><text:s text:c="2"/>subnet_id <text:s text:c="5"/>= aws_subnet.dpp-public-subnet-01.id</text:span></text:p>
      <text:p text:style-name="Preformatted_20_Text"><text:span text:style-name="Source_20_Text"><text:s text:c="2"/>route_table_id = aws_route_table.dpp-public-rt.id</text:span></text:p>
      <text:p text:style-name="Preformatted_20_Text"><text:span text:style-name="Source_20_Text">}</text:span></text:p>
      <text:p text:style-name="Preformatted_20_Text"/>
      <text:p text:style-name="Preformatted_20_Text"><text:span text:style-name="Source_20_Text">resource "aws_route_table_association" "dpp-rta-public-subnet-02" {</text:span></text:p>
      <text:p text:style-name="Preformatted_20_Text"><text:span text:style-name="Source_20_Text"><text:s text:c="2"/>subnet_id <text:s text:c="5"/>= aws_subnet.dpp-public-subnet-02.id</text:span></text:p>
      <text:p text:style-name="Preformatted_20_Text"><text:span text:style-name="Source_20_Text"><text:s text:c="2"/>route_table_id = aws_route_table.dpp-public-rt.id</text:span></text:p>
      <text:p text:style-name="P46"><text:span text:style-name="Source_20_Text">}</text:span></text:p>
      <text:h text:style-name="Heading_20_2" text:outline-level="2">Conclusion</text:h>
      <text:p text:style-name="Text_20_body">This Terraform configuration sets up an AWS infrastructure with an EC2 instance, security groups, subnets, an internet gateway, and route tables. Once the configuration is complete, apply the Terraform script using:</text:p>
      <text:p text:style-name="Preformatted_20_Text"><text:span text:style-name="Source_20_Text">terraform init</text:span></text:p>
      <text:p text:style-name="P46"><text:span text:style-name="Source_20_Text">terraform apply</text:span></text:p>
      <text:p text:style-name="P18"/>
      <text:p text:style-name="P47"/>
      <text:p text:style-name="P47"/>
      <text:p text:style-name="P47"/>
      <text:p text:style-name="P48"><text:soft-page-break/>V2-EC2.tf :</text:p>
      <text:p text:style-name="P18"># Configure the AWS Provider</text:p>
      <text:p text:style-name="P18"><text:s text:c="2"/>terraform {</text:p>
      <text:p text:style-name="P18"><text:s text:c="4"/>required_providers {</text:p>
      <text:p text:style-name="P18"><text:s text:c="6"/>aws = {</text:p>
      <text:p text:style-name="P18"><text:s text:c="8"/>source = "hashicorp/aws"</text:p>
      <text:p text:style-name="P18"><text:s text:c="6"/>}</text:p>
      <text:p text:style-name="P18"><text:s text:c="4"/>}</text:p>
      <text:p text:style-name="P18"><text:s text:c="2"/>}</text:p>
      <text:p text:style-name="P18"/>
      <text:p text:style-name="P18"><text:s text:c="2"/>provider "aws" {</text:p>
      <text:p text:style-name="P18"><text:s text:c="4"/># Specifies the desired AWS region for resource provisioning dcdddv </text:p>
      <text:p text:style-name="P18"><text:s text:c="4"/>region = "us-east-1"</text:p>
      <text:p text:style-name="P18"><text:s text:c="2"/>}</text:p>
      <text:p text:style-name="P18"/>
      <text:p text:style-name="P18"/>
      <text:p text:style-name="P18"><text:s text:c="2"/>resource "aws_instance" "demo-server" {</text:p>
      <text:p text:style-name="P18"><text:s text:c="4"/>ami <text:s text:c="19"/>= "ami-04b4f1a9cf54c11d0"</text:p>
      <text:p text:style-name="P18"><text:s text:c="4"/>instance_type <text:s text:c="9"/>= "t2.micro"</text:p>
      <text:p text:style-name="P18"><text:s text:c="4"/>key_name <text:s text:c="14"/>= "dpp"</text:p>
      <text:p text:style-name="P18"><text:s text:c="4"/>vpc_security_group_ids = [aws_security_group.demo-sg.id]</text:p>
      <text:p text:style-name="P18"><text:s text:c="4"/>subnet_id <text:s text:c="13"/>= aws_subnet.dpp-public-subnet-01.id</text:p>
      <text:p text:style-name="P18"><text:s text:c="4"/># <text:s text:c="2"/>security_groups = [aws_security_group.terraform-security-group.name]</text:p>
      <text:p text:style-name="P18"><text:s text:c="4"/>for_each = toset(["jenkins-master", "build-slave", "ansible"])</text:p>
      <text:p text:style-name="P18"><text:s text:c="4"/>tags = {</text:p>
      <text:p text:style-name="P18"><text:s text:c="6"/>Name = "${each.key}"</text:p>
      <text:p text:style-name="P18"><text:s text:c="4"/>}</text:p>
      <text:p text:style-name="P18"><text:s text:c="2"/>}</text:p>
      <text:p text:style-name="P18"/>
      <text:p text:style-name="P18"/>
      <text:p text:style-name="P18"><text:s text:c="2"/>resource "aws_security_group" "demo-sg" {</text:p>
      <text:p text:style-name="P18"><text:s text:c="4"/>name <text:s text:c="7"/>= "demo-sg"</text:p>
      <text:p text:style-name="P18"><text:soft-page-break/><text:s text:c="4"/>description = "SSH Access"</text:p>
      <text:p text:style-name="P18"><text:s text:c="4"/>vpc_id <text:s text:c="5"/>= aws_vpc.dpp-vpc.id</text:p>
      <text:p text:style-name="P18"/>
      <text:p text:style-name="P18"><text:s text:c="4"/>#Incoming traffic</text:p>
      <text:p text:style-name="P18"><text:s text:c="4"/>ingress {</text:p>
      <text:p text:style-name="P18"><text:s text:c="6"/>from_port <text:s text:c="2"/>= 22</text:p>
      <text:p text:style-name="P18"><text:s text:c="6"/>to_port <text:s text:c="4"/>= 22</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 text:c="6"/>cidr_blocks = ["0.0.0.0/0"]</text:p>
      <text:p text:style-name="P18"><text:s text:c="4"/>}</text:p>
      <text:p text:style-name="P18"/>
      <text:p text:style-name="P18"><text:s text:c="4"/>#Incoming traffic</text:p>
      <text:p text:style-name="P18"><text:s text:c="4"/>ingress {</text:p>
      <text:p text:style-name="P18"><text:s text:c="6"/>from_port <text:s text:c="2"/>= 80</text:p>
      <text:p text:style-name="P18"><text:s text:c="6"/>to_port <text:s text:c="4"/>= 80</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oft-page-break/><text:s text:c="6"/>cidr_blocks = ["0.0.0.0/0"]</text:p>
      <text:p text:style-name="P18"><text:s text:c="4"/>}</text:p>
      <text:p text:style-name="P18"/>
      <text:p text:style-name="P18"><text:s text:c="4"/>tags = {</text:p>
      <text:p text:style-name="P18"><text:s text:c="6"/>Name = "ssh-prot"</text:p>
      <text:p text:style-name="P18"><text:s text:c="4"/>}</text:p>
      <text:p text:style-name="P18"/>
      <text:p text:style-name="P18"><text:s text:c="2"/>}</text:p>
      <text:p text:style-name="P18"/>
      <text:p text:style-name="P18"><text:s text:c="2"/>resource "aws_vpc" "dpp-vpc" {</text:p>
      <text:p text:style-name="P18"><text:s text:c="4"/>cidr_block = "10.1.0.0/16"</text:p>
      <text:p text:style-name="P18"><text:s text:c="4"/>tags = {</text:p>
      <text:p text:style-name="P18"><text:s text:c="6"/>Name = "dpp-vpc"</text:p>
      <text:p text:style-name="P18"><text:s text:c="4"/>}</text:p>
      <text:p text:style-name="P18"/>
      <text:p text:style-name="P18"><text:s text:c="2"/>}</text:p>
      <text:p text:style-name="P18"><text:s text:c="2"/>resource "aws_subnet" "dpp-public-subnet-01" {</text:p>
      <text:p text:style-name="P18"><text:s text:c="4"/>vpc_id <text:s text:c="17"/>= aws_vpc.dpp-vpc.id</text:p>
      <text:p text:style-name="P18"><text:s text:c="4"/>cidr_block <text:s text:c="13"/>= "10.1.1.0/24"</text:p>
      <text:p text:style-name="P18"><text:s text:c="4"/>map_public_ip_on_launch = "true"</text:p>
      <text:p text:style-name="P18"><text:s text:c="4"/>availability_zone <text:s text:c="6"/>= "us-east-1a"</text:p>
      <text:p text:style-name="P18"><text:s text:c="4"/>tags = {</text:p>
      <text:p text:style-name="P18"><text:s text:c="6"/>Name = "dpp-public-subent-01"</text:p>
      <text:p text:style-name="P18"><text:s text:c="4"/>}</text:p>
      <text:p text:style-name="P18"><text:s text:c="2"/>}</text:p>
      <text:p text:style-name="P18"><text:s text:c="2"/>resource "aws_subnet" "dpp-public-subnet-02" {</text:p>
      <text:p text:style-name="P18"><text:s text:c="4"/>vpc_id <text:s text:c="17"/>= aws_vpc.dpp-vpc.id</text:p>
      <text:p text:style-name="P18"><text:s text:c="4"/>cidr_block <text:s text:c="13"/>= "10.1.2.0/24"</text:p>
      <text:p text:style-name="P18"><text:s text:c="4"/>map_public_ip_on_launch = "true"</text:p>
      <text:p text:style-name="P18"><text:s text:c="4"/>availability_zone <text:s text:c="6"/>= "us-east-1b"</text:p>
      <text:p text:style-name="P18"><text:s text:c="4"/>tags = {</text:p>
      <text:p text:style-name="P18"><text:s text:c="6"/>Name = "dpp-public-subent-02"</text:p>
      <text:p text:style-name="P18"><text:soft-page-break/><text:s text:c="4"/>}</text:p>
      <text:p text:style-name="P18"><text:s text:c="2"/>}</text:p>
      <text:p text:style-name="P18"><text:s text:c="2"/>resource "aws_internet_gateway" "dpp-igw" {</text:p>
      <text:p text:style-name="P18"><text:s text:c="4"/>vpc_id = aws_vpc.dpp-vpc.id</text:p>
      <text:p text:style-name="P18"><text:s text:c="4"/>tags = {</text:p>
      <text:p text:style-name="P18"><text:s text:c="6"/>Name = "dpp-igw"</text:p>
      <text:p text:style-name="P18"><text:s text:c="4"/>}</text:p>
      <text:p text:style-name="P18"><text:s text:c="2"/>}</text:p>
      <text:p text:style-name="P18"><text:s text:c="2"/>resource "aws_route_table" "dpp-public-rt" {</text:p>
      <text:p text:style-name="P18"><text:s text:c="4"/>vpc_id = aws_vpc.dpp-vpc.id</text:p>
      <text:p text:style-name="P18"><text:s text:c="4"/>route {</text:p>
      <text:p text:style-name="P18"><text:s text:c="6"/>cidr_block = "0.0.0.0/0"</text:p>
      <text:p text:style-name="P18"><text:s text:c="6"/>gateway_id = aws_internet_gateway.dpp-igw.id</text:p>
      <text:p text:style-name="P18"><text:s text:c="4"/>}</text:p>
      <text:p text:style-name="P18"><text:s text:c="2"/>}</text:p>
      <text:p text:style-name="P18"><text:s text:c="2"/>resource "aws_route_table_association" "dpp-rta-public-subnet-01" {</text:p>
      <text:p text:style-name="P18"><text:s text:c="4"/>subnet_id <text:s text:c="5"/>= aws_subnet.dpp-public-subnet-01.id</text:p>
      <text:p text:style-name="P18"><text:s text:c="4"/>route_table_id = aws_route_table.dpp-public-rt.id</text:p>
      <text:p text:style-name="P18"><text:s text:c="2"/>}</text:p>
      <text:p text:style-name="P18"><text:s text:c="2"/>resource "aws_route_table_association" "dpp-rta-public-subnet-02" {</text:p>
      <text:p text:style-name="P18"><text:s text:c="4"/>subnet_id <text:s text:c="5"/>= aws_subnet.dpp-public-subnet-02.id</text:p>
      <text:p text:style-name="P18"><text:s text:c="4"/>route_table_id = aws_route_table.dpp-public-rt.id</text:p>
      <text:p text:style-name="P18"><text:s text:c="2"/>}</text:p>
      <text:p text:style-name="P18"/>
      <text:p text:style-name="P49">===============================================================</text:p>
      <text:h text:style-name="P50" text:outline-level="2">Creating the Output Configuration</text:h>
      <text:p text:style-name="Text_20_body">To retrieve the public IPs of the EC2 instances, create a file named <text:span text:style-name="Source_20_Text">output.tf</text:span> in your Terraform project directory and add the following content:output.tf</text:p>
      <text:p text:style-name="Preformatted_20_Text"><text:span text:style-name="Source_20_Text">output "instance_public_ips" {</text:span></text:p>
      <text:p text:style-name="Preformatted_20_Text"><text:span text:style-name="Source_20_Text"><text:s text:c="2"/>description = "Public IPs of the EC2 instances"</text:span></text:p>
      <text:p text:style-name="Preformatted_20_Text"><text:span text:style-name="Source_20_Text"><text:s text:c="2"/>value <text:s text:c="6"/>= { for instance in aws_instance.demo-server : instance.tags["Name"] =&gt; instance.public_ip }</text:span></text:p>
      <text:p text:style-name="P46"><text:span text:style-name="Source_20_Text">}</text:span></text:p>
      <text:p text:style-name="P49"><text:soft-page-break/></text:p>
      <text:p text:style-name="P51">=======================================================================</text:p>
      <text:h text:style-name="P52" text:outline-level="2">Installing Ansible on Ubuntu 24.04</text:h>
      <text:p text:style-name="Text_20_body">To install Ansible on Ubuntu 24.04, follow the steps below:</text:p>
      <text:h text:style-name="Heading_20_3" text:outline-level="3">Step 1: Update the System</text:h>
      <text:p text:style-name="Text_20_body">Run the following command to update the package lists:</text:p>
      <text:p text:style-name="P46"><text:span text:style-name="Source_20_Text">$ sudo apt update</text:span></text:p>
      <text:h text:style-name="Heading_20_3" text:outline-level="3">Step 2: Install Required Dependencies</text:h>
      <text:p text:style-name="Text_20_body">Install the required software properties package:</text:p>
      <text:p text:style-name="P46"><text:span text:style-name="Source_20_Text">$ sudo apt install software-properties-common</text:span></text:p>
      <text:h text:style-name="Heading_20_3" text:outline-level="3">Step 3: Add the Ansible Repository</text:h>
      <text:p text:style-name="Text_20_body">Add the official Ansible repository to your system:</text:p>
      <text:p text:style-name="P46"><text:span text:style-name="Source_20_Text">$ sudo add-apt-repository --yes --update ppa:ansible/ansible</text:span></text:p>
      <text:h text:style-name="Heading_20_3" text:outline-level="3">Step 4: Install Ansible</text:h>
      <text:p text:style-name="Text_20_body">Finally, install Ansible using:</text:p>
      <text:p text:style-name="P51">$ sudo apt install ansible</text:p>
      <text:h text:style-name="P53" text:outline-level="3">Verification</text:h>
      <text:p text:style-name="Text_20_body">To confirm that Ansible has been installed successfully, check its version:</text:p>
      <text:p text:style-name="P51">$ ansible --version</text:p>
      <text:p text:style-name="P54">=======================================================================</text:p>
      <text:p text:style-name="P54"/>
      <text:h text:style-name="P55" text:outline-level="3">Use SCP to copy file from local to EC<text:span text:style-name="T11">2</text:span> :</text:h>
      <text:p text:style-name="P54">scp -i dpp.pem dpp.pem <text:a xlink:type="simple" xlink:href="mailto:ubuntu@2.33.2332.233" text:style-name="Internet_20_link" text:visited-style-name="Visited_20_Internet_20_Link">ubuntu@2.33.2332.233</text:a>:/home/ubuntu</text:p>
      <text:p text:style-name="P54"/>
      <text:p text:style-name="P56">===================================================================</text:p>
      <text:p text:style-name="P56"/>
      <text:h text:style-name="P57" text:outline-level="1"><text:soft-page-break/></text:h>
      <text:h text:style-name="P57" text:outline-level="1">Ansible Hosts File Configuration :</text:h>
      <text:h text:style-name="P58" text:outline-level="2">Steps to Create a Hosts File</text:h>
      <text:h text:style-name="Heading_20_3" text:outline-level="3">Step 1: Navigate to the Hosts Directory</text:h>
      <text:p text:style-name="Text_20_body">Run the following command to move to the <text:span text:style-name="Source_20_Text">/opt/hosts</text:span> directory:</text:p>
      <text:p text:style-name="P46"><text:span text:style-name="Source_20_Text">cd /opt/hosts</text:span></text:p>
      <text:h text:style-name="Heading_20_3" text:outline-level="3">Step 2: Create and Edit the Hosts File</text:h>
      <text:p text:style-name="Text_20_body">Open the <text:span text:style-name="Source_20_Text">hosts</text:span> file using Vim:</text:p>
      <text:p text:style-name="P46"><text:span text:style-name="Source_20_Text">vim hosts</text:span></text:p>
      <text:h text:style-name="Heading_20_3" text:outline-level="3">Step 3: Add the Following Content to the File</text:h>
      <text:p text:style-name="Preformatted_20_Text"><text:span text:style-name="Source_20_Text">[jenkins-master]</text:span></text:p>
      <text:p text:style-name="Preformatted_20_Text"><text:span text:style-name="Source_20_Text">10.1.1.65</text:span></text:p>
      <text:p text:style-name="Preformatted_20_Text"/>
      <text:p text:style-name="Preformatted_20_Text"><text:span text:style-name="Source_20_Text">[jenkins-master:vars]</text:span></text:p>
      <text:p text:style-name="Preformatted_20_Text"><text:span text:style-name="Source_20_Text">ansible_user=ubuntu</text:span></text:p>
      <text:p text:style-name="Preformatted_20_Text"><text:span text:style-name="Source_20_Text">ansible_ssh_private_key_file=/opt/dpp.pem</text:span></text:p>
      <text:p text:style-name="Preformatted_20_Text"/>
      <text:p text:style-name="Preformatted_20_Text"><text:span text:style-name="Source_20_Text">[jenkins-slave]</text:span></text:p>
      <text:p text:style-name="Preformatted_20_Text"><text:span text:style-name="Source_20_Text">10.1.1.36</text:span></text:p>
      <text:p text:style-name="Preformatted_20_Text"/>
      <text:p text:style-name="Preformatted_20_Text"><text:span text:style-name="Source_20_Text">[jenkins-slave:vars]</text:span></text:p>
      <text:p text:style-name="Preformatted_20_Text"><text:span text:style-name="Source_20_Text">ansible_user=ubuntu</text:span></text:p>
      <text:p text:style-name="P46"><text:span text:style-name="Source_20_Text">ansible_ssh_private_key_file=/opt/dpp.pem</text:span></text:p>
      <text:h text:style-name="Heading_20_3" text:outline-level="3">Step 4: Save and Exit Vim</text:h>
      <text:list text:style-name="L9">
        <text:list-item>
          <text:p text:style-name="P59">Press <text:span text:style-name="Source_20_Text">Esc</text:span></text:p>
        </text:list-item>
        <text:list-item>
          <text:p text:style-name="P59">Type <text:span text:style-name="Source_20_Text">:wq</text:span></text:p>
        </text:list-item>
        <text:list-item>
          <text:p text:style-name="P59">Press <text:span text:style-name="Source_20_Text">Enter</text:span></text:p>
        </text:list-item>
      </text:list>
      <text:h text:style-name="Heading_20_2" text:outline-level="2">Additional Considerations</text:h>
      <text:list text:style-name="L10">
        <text:list-item>
          <text:p text:style-name="P60">Ensure that the <text:span text:style-name="Source_20_Text">/opt/dpp.pem</text:span> file has the correct permissions:</text:p>
          <text:p text:style-name="P61"><text:span text:style-name="Source_20_Text">chmod 400 /opt/dpp.pem</text:span></text:p>
        </text:list-item>
        <text:list-item>
          <text:p text:style-name="P60">Test Ansible connectivity to the nodes:</text:p>
          <text:p text:style-name="P61"><text:span text:style-name="Source_20_Text">ansible all -m ping -i /opt/hosts/hosts</text:span></text:p>
          <text:p text:style-name="P60">If successful, you should see a <text:span text:style-name="Source_20_Text">pong</text:span> response from each host.</text:p>
        </text:list-item>
        <text:list-item>
          <text:p text:style-name="P60"><text:soft-page-break/>If using multiple Ansible inventory files, specify the <text:span text:style-name="Source_20_Text">hosts</text:span> file explicitly when running playbooks:</text:p>
          <text:p text:style-name="P60">ansible-playbook -i /opt/hosts/hosts playbook.yml</text:p>
        </text:list-item>
      </text:list>
      <text:p text:style-name="P62">======================================================================</text:p>
      <text:p text:style-name="P62"/>
      <text:h text:style-name="P63" text:outline-level="2"><text:span text:style-name="T12">P</text:span><text:span text:style-name="T13">revent</text:span> SSH Disconnection Issue</text:h>
      <text:p text:style-name="Text_20_body">If your SSH session disconnects automatically after a few minutes, modify the SSH client and server settings:</text:p>
      <text:p text:style-name="Text_20_body">Client-Side Configuration</text:p>
      <text:p text:style-name="Text_20_body">Edit or create the SSH config file on your local machine:Prevent SSH Disconnection Issue</text:p>
      <text:p text:style-name="Text_20_body">If your SSH session disconnects automatically after a few minutes, modify the SSH client and server settings:</text:p>
      <text:h text:style-name="Heading_20_3" text:outline-level="3"><text:span text:style-name="Strong_20_Emphasis">Client-Side Configuration</text:span></text:h>
      <text:p text:style-name="Text_20_body">Edit or create the SSH config file on your local machine:</text:p>
      <text:p text:style-name="P46"><text:span text:style-name="Source_20_Text">vim ~/.ssh/config</text:span></text:p>
      <text:p text:style-name="Text_20_body">Add the following lines:</text:p>
      <text:p text:style-name="Preformatted_20_Text"><text:span text:style-name="Source_20_Text">Host *</text:span></text:p>
      <text:p text:style-name="Preformatted_20_Text"><text:span text:style-name="Source_20_Text"><text:s text:c="4"/>ServerAliveInterval 60</text:span></text:p>
      <text:p text:style-name="P46"><text:span text:style-name="Source_20_Text"><text:s text:c="4"/>ServerAliveCountMax 5</text:span></text:p>
      <text:p text:style-name="Text_20_body">This will send a keep-alive packet every 60 seconds to prevent disconnection.</text:p>
      <text:h text:style-name="Heading_20_3" text:outline-level="3"><text:span text:style-name="Strong_20_Emphasis">Server-Side Configuration</text:span></text:h>
      <text:p text:style-name="Text_20_body">Edit the SSH daemon configuration on the EC2 instance:</text:p>
      <text:p text:style-name="P46"><text:span text:style-name="Source_20_Text">sudo vim /etc/ssh/sshd_config</text:span></text:p>
      <text:p text:style-name="Text_20_body">Find and modifysudo systemctl restart ssh (or add) the following lines:sudo systemctl restart ssh</text:p>
      <text:p text:style-name="Preformatted_20_Text"><text:span text:style-name="Source_20_Text">ClientAliveInterval 60</text:span></text:p>
      <text:p text:style-name="P46"><text:span text:style-name="Source_20_Text">ClientAliveCountMax 5</text:span></text:p>
      <text:p text:style-name="Text_20_body">Save the file and restart the SSH service:</text:p>
      <text:p text:style-name="P46"><text:span text:style-name="Source_20_Text">sudo service ssh restart</text:span></text:p>
      <text:p text:style-name="Text_20_body">If <text:span text:style-name="Source_20_Text">sshd</text:span> is not found as a service, the correct command may be:</text:p>
      <text:p text:style-name="P46"><text:span text:style-name="Source_20_Text">sudo systemctl restart ssh </text:span></text:p>
      <text:p text:style-name="P64">======================================================================</text:p>
      <text:p text:style-name="P64"/>
      <text:h text:style-name="P65" text:outline-level="2"><text:soft-page-break/>Playbook: <text:span text:style-name="Source_20_Text">jenkins-master-setup.yaml</text:span></text:h>
      <text:p text:style-name="Preformatted_20_Text"><text:span text:style-name="Source_20_Text">---</text:span></text:p>
      <text:p text:style-name="Preformatted_20_Text"><text:span text:style-name="Source_20_Text">- hosts: jenkins-master</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2"/>- name: add jenkins key</text:span></text:p>
      <text:p text:style-name="Preformatted_20_Text"><text:span text:style-name="Source_20_Text"><text:s text:c="4"/>apt_key:</text:span></text:p>
      <text:p text:style-name="Preformatted_20_Text"><text:span text:style-name="Source_20_Text"><text:s text:c="6"/>url: https://pkg.jenkins.io/debian/jenkins.io.key</text:span></text:p>
      <text:p text:style-name="Preformatted_20_Text"><text:span text:style-name="Source_20_Text"><text:s text:c="6"/>state: present</text:span></text:p>
      <text:p text:style-name="Preformatted_20_Text"><text:span text:style-name="Source_20_Text"><text:s text:c="6"/></text:span></text:p>
      <text:p text:style-name="Preformatted_20_Text"><text:span text:style-name="Source_20_Text"><text:s text:c="2"/>- name: add jenkins repo</text:span></text:p>
      <text:p text:style-name="Preformatted_20_Text"><text:span text:style-name="Source_20_Text"><text:s text:c="4"/>apt_repository:</text:span></text:p>
      <text:p text:style-name="Preformatted_20_Text"><text:span text:style-name="Source_20_Text"><text:s text:c="6"/>repo: 'deb https://pkg.jenkins.io/debian-stable binary/'</text:span></text:p>
      <text:p text:style-name="Preformatted_20_Text"><text:span text:style-name="Source_20_Text"><text:s text:c="6"/>state: present</text:span></text:p>
      <text:p text:style-name="Preformatted_20_Text"/>
      <text:p text:style-name="Preformatted_20_Text"><text:span text:style-name="Source_20_Text"><text:s text:c="2"/>- name: install java</text:span></text:p>
      <text:p text:style-name="Preformatted_20_Text"><text:span text:style-name="Source_20_Text"><text:s text:c="4"/>apt:</text:span></text:p>
      <text:p text:style-name="Preformatted_20_Text"><text:span text:style-name="Source_20_Text"><text:s text:c="6"/>name: openjdk-21-jre</text:span></text:p>
      <text:p text:style-name="Preformatted_20_Text"><text:span text:style-name="Source_20_Text"><text:s text:c="6"/>state: present</text:span></text:p>
      <text:p text:style-name="Preformatted_20_Text"/>
      <text:p text:style-name="Preformatted_20_Text"><text:span text:style-name="Source_20_Text"><text:s text:c="2"/>- name: install jenkins</text:span></text:p>
      <text:p text:style-name="Preformatted_20_Text"><text:span text:style-name="Source_20_Text"><text:s text:c="4"/>apt:</text:span></text:p>
      <text:p text:style-name="Preformatted_20_Text"><text:span text:style-name="Source_20_Text"><text:s text:c="6"/>name: jenkins</text:span></text:p>
      <text:p text:style-name="Preformatted_20_Text"><text:span text:style-name="Source_20_Text"><text:s text:c="6"/>state: present</text:span></text:p>
      <text:p text:style-name="Preformatted_20_Text"/>
      <text:p text:style-name="Preformatted_20_Text"><text:span text:style-name="Source_20_Text"><text:s text:c="2"/>- name: start jenkins service</text:span></text:p>
      <text:p text:style-name="Preformatted_20_Text"><text:span text:style-name="Source_20_Text"><text:s text:c="4"/>service:</text:span></text:p>
      <text:p text:style-name="Preformatted_20_Text"><text:span text:style-name="Source_20_Text"><text:s text:c="6"/>name: jenkins</text:span></text:p>
      <text:p text:style-name="Preformatted_20_Text"><text:span text:style-name="Source_20_Text"><text:s text:c="6"/>state: started</text:span></text:p>
      <text:p text:style-name="Preformatted_20_Text"><text:span text:style-name="Source_20_Text"><text:s text:c="6"/>enabled: yes</text:span></text:p>
      <text:p text:style-name="Preformatted_20_Text"/>
      <text:p text:style-name="Preformatted_20_Text"><text:span text:style-name="Source_20_Text"><text:s text:c="2"/></text:span></text:p>
      <text:h text:style-name="Heading_20_2" text:outline-level="2">Execution Steps</text:h>
      <text:list xml:id="list251971312" text:style-name="L11">
        <text:list-item>
          <text:p text:style-name="P66">Save the playbook as <text:span text:style-name="Source_20_Text">jenkins-master-setup.yaml</text:span>.</text:p>
        </text:list-item>
        <text:list-item>
          <text:p text:style-name="P66">Run the playbook using the following command:</text:p>
          <text:p text:style-name="P67"><text:span text:style-name="Source_20_Text">ansible-playbook -i /opt/hosts/hosts jenkins-master-setup.yaml</text:span></text:p>
        </text:list-item>
      </text:list>
      <text:h text:style-name="Heading_20_2" text:outline-level="2">Verification</text:h>
      <text:list text:style-name="L12">
        <text:list-item>
          <text:p text:style-name="P68">Check if Jenkins is running:</text:p>
          <text:p text:style-name="P69"><text:span text:style-name="Source_20_Text">systemctl status jenkins</text:span></text:p>
        </text:list-item>
        <text:list-item>
          <text:p text:style-name="P68">Verify if Java is installed:</text:p>
          <text:p text:style-name="P69"><text:span text:style-name="Source_20_Text">java -version</text:span></text:p>
        </text:list-item>
      </text:list>
      <text:p text:style-name="P70"><text:span text:style-name="Source_20_Text"><text:span text:style-name="T14">===============================================================================</text:span></text:span></text:p>
      <text:p text:style-name="P70"><text:span text:style-name="Source_20_Text"/></text:p>
      <text:p text:style-name="P70"><text:span text:style-name="Source_20_Text"/></text:p>
      <text:p text:style-name="P70"><text:span text:style-name="Source_20_Text"/></text:p>
      <text:p text:style-name="P70"><text:soft-page-break/><text:span text:style-name="Source_20_Text"/></text:p>
      <text:p text:style-name="P70"><text:span text:style-name="Source_20_Text"><text:span text:style-name="T15">jenkins-slave-setup.yaml:</text:span></text:span></text:p>
      <text:p text:style-name="P70"><text:span text:style-name="Source_20_Text">---</text:span></text:p>
      <text:p text:style-name="P70"><text:span text:style-name="Source_20_Text">- hosts: jenkins-slave</text:span></text:p>
      <text:p text:style-name="P70"><text:span text:style-name="Source_20_Text"><text:s text:c="2"/>become: true </text:span></text:p>
      <text:p text:style-name="P70"><text:span text:style-name="Source_20_Text"><text:s text:c="2"/>tasks: </text:span></text:p>
      <text:p text:style-name="P70"><text:span text:style-name="Source_20_Text"><text:s text:c="2"/>- name: update ubuntu repo and cache </text:span></text:p>
      <text:p text:style-name="P70"><text:span text:style-name="Source_20_Text"><text:s text:c="4"/>apt: </text:span></text:p>
      <text:p text:style-name="P70"><text:span text:style-name="Source_20_Text"><text:s text:c="6"/>update_cache: yes </text:span></text:p>
      <text:p text:style-name="P70"><text:span text:style-name="Source_20_Text"><text:s text:c="6"/>force_apt_get: yes </text:span></text:p>
      <text:p text:style-name="P70"><text:span text:style-name="Source_20_Text"><text:s text:c="6"/>cache_valid_time: 3600 </text:span></text:p>
      <text:p text:style-name="P70"><text:span text:style-name="Source_20_Text"/></text:p>
      <text:p text:style-name="P70"><text:span text:style-name="Source_20_Text"><text:s text:c="2"/>- name: install java </text:span></text:p>
      <text:p text:style-name="P70"><text:span text:style-name="Source_20_Text"><text:s text:c="4"/>apt: </text:span></text:p>
      <text:p text:style-name="P70"><text:span text:style-name="Source_20_Text"><text:s text:c="6"/>name: openjdk-21-jre</text:span></text:p>
      <text:p text:style-name="P70"><text:span text:style-name="Source_20_Text"><text:s text:c="6"/>state: present</text:span></text:p>
      <text:p text:style-name="P70"><text:span text:style-name="Source_20_Text"/></text:p>
      <text:p text:style-name="P70"><text:span text:style-name="Source_20_Text"><text:s text:c="2"/>- name: download maven packages </text:span></text:p>
      <text:p text:style-name="P70"><text:span text:style-name="Source_20_Text"><text:s text:c="4"/>get_url:</text:span></text:p>
      <text:p text:style-name="P70"><text:span text:style-name="Source_20_Text"><text:s text:c="6"/>url: https://dlcdn.apache.org/maven/maven-3/3.9.9/binaries/apache-maven-3.9.9-bin.tar.gz</text:span></text:p>
      <text:p text:style-name="P70"><text:span text:style-name="Source_20_Text"><text:s text:c="6"/>dest: /opt</text:span></text:p>
      <text:p text:style-name="P70"><text:span text:style-name="Source_20_Text"/></text:p>
      <text:p text:style-name="P70"><text:span text:style-name="Source_20_Text"><text:s text:c="2"/>- name: extract maven packages </text:span></text:p>
      <text:p text:style-name="P70"><text:span text:style-name="Source_20_Text"><text:s text:c="4"/>unarchive:</text:span></text:p>
      <text:p text:style-name="P70"><text:span text:style-name="Source_20_Text"><text:s text:c="6"/>src: /opt/apache-maven-3.9.9-bin.tar.gz</text:span></text:p>
      <text:p text:style-name="P70"><text:span text:style-name="Source_20_Text"><text:s text:c="6"/>dest: /opt </text:span></text:p>
      <text:p text:style-name="P70"><text:span text:style-name="Source_20_Text"><text:s text:c="6"/>remote_src: yes</text:span></text:p>
      <text:list text:continue-numbering="true" text:style-name="L12">
        <text:list-header>
          <text:p text:style-name="P68"/>
        </text:list-header>
      </text:list>
      <text:h text:style-name="P71" text:outline-level="2"><text:soft-page-break/>Execution Steps</text:h>
      <text:list text:continue-list="list251971312" text:style-name="L11">
        <text:list-item>
          <text:p text:style-name="P72">Save the playbook as <text:span text:style-name="Source_20_Text">jenkins-</text:span><text:span text:style-name="Source_20_Text"><text:span text:style-name="T16">slave</text:span></text:span><text:span text:style-name="Source_20_Text">-setup.yaml</text:span>.</text:p>
        </text:list-item>
        <text:list-item>
          <text:p text:style-name="P72">Run the playbook using the following command:</text:p>
          <text:p text:style-name="P73"><text:span text:style-name="Source_20_Text">ansible-playbook -i /opt/hosts/hosts jenkins-</text:span><text:span text:style-name="Source_20_Text"><text:span text:style-name="T16">slave</text:span></text:span><text:span text:style-name="Source_20_Text">-setup.yaml</text:span></text:p>
        </text:list-item>
      </text:list>
      <text:p text:style-name="P62"/>
      <text:p text:style-name="P56"/>
      <text:p text:style-name="P56"/>
      <text:p text:style-name="P54"/>
      <text:p text:style-name="P54"/>
      <text:p text:style-name="P54"/>
      <text:p text:style-name="P51"/>
      <text:p text:style-name="P51"/>
      <text:p text:style-name="P51"/>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3:42:29.374587483</meta:creation-date>
    <dc:date>2025-03-05T15:33:32.023404091</dc:date>
    <meta:editing-duration>P3DT12H31M43S</meta:editing-duration>
    <meta:editing-cycles>42</meta:editing-cycles>
    <meta:generator>LibreOffice/24.8.4.2$Linux_X86_64 LibreOffice_project/3e97788786b20d724e2ed0ea7a111abce73cab63</meta:generator>
    <meta:document-statistic meta:table-count="0" meta:image-count="0" meta:object-count="0" meta:page-count="24" meta:paragraph-count="697" meta:word-count="2893" meta:character-count="21574" meta:non-whitespace-character-count="17985"/>
  </office:meta>
</office:document-meta>
</file>